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fo:background-color="#e6e6e6" style:cell-protect="protected" style:print-content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6"/>
        <table:table-column table:style-name="co3" table:number-columns-repeated="1015" table:default-cell-style-name="ce6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7"/>
          <table:table-cell table:style-name="ce4" office:value-type="string" calcext:value-type="string">
            <text:p>Stage 2 Comp Names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5</text:p>
          </table:table-cell>
          <table:table-cell/>
          <table:table-cell table:style-name="ce5" office:value-type="string" calcext:value-type="string">
            <text:p>Girls 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Girls</text:p>
          </table:table-cell>
          <table:table-cell/>
          <table:table-cell table:style-name="ce5" office:value-type="string" calcext:value-type="string">
            <text:p>Girls Europa Leagu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TBGFC Scorpions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Rustington Raiders (U15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STBGFC Storm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Crawley Wasps (U15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Petersfield Galaxy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STBGFC Scorpions" calcext:value-type="string">
            <text:p>STBGFC Scorpions</text:p>
          </table:table-cell>
          <table:table-cell table:formula="of:=SUBSTITUTE(['TEAM NAMES'.C5];&quot;&quot;&quot;&quot;;&quot;'&quot;)">
            <text:p/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Rustington Raiders (U15)" calcext:value-type="string">
            <text:p>Rustington Raiders (U15)</text:p>
          </table:table-cell>
          <table:table-cell table:formula="of:=SUBSTITUTE(['TEAM NAMES'.C6];&quot;&quot;&quot;&quot;;&quot;'&quot;)">
            <text:p/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STBGFC Storm" calcext:value-type="string">
            <text:p>STBGFC Storm</text:p>
          </table:table-cell>
          <table:table-cell table:formula="of:=SUBSTITUTE(['TEAM NAMES'.C7];&quot;&quot;&quot;&quot;;&quot;'&quot;)">
            <text:p/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Crawley Wasps (U15)" calcext:value-type="string">
            <text:p>Crawley Wasps (U15)</text:p>
          </table:table-cell>
          <table:table-cell table:formula="of:=SUBSTITUTE(['TEAM NAMES'.C8];&quot;&quot;&quot;&quot;;&quot;'&quot;)">
            <text:p/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 office:value-type="string" office:string-value="Petersfield Galaxy" calcext:value-type="string">
            <text:p>Petersfield Galaxy</text:p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Groups of 5 KO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];TRANSLATED_TEAM_NAMES;['2 Groups of 5 KO Format'.$C2]+1)" office:value-type="string" office:string-value="STBGFC Scorpions" calcext:value-type="string">
            <text:p>STBGFC Scorpions</text:p>
          </table:table-cell>
          <table:table-cell table:style-name="ce10" table:formula="of:=VLOOKUP(['2 Groups of 5 KO Format'.E2];TRANSLATED_TEAM_NAMES;['2 Groups of 5 KO Format'.$C2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9","competition":{"name":"U15", "section":"Girls", "group":"1"},"tag":"1", "homeTeam":"STBGFC Scorpions", "awayTeam":"Rustington Raiders (U15)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3];TRANSLATED_TEAM_NAMES;['2 Groups of 5 KO Format'.$C3]+1)" office:value-type="string" office:string-value="STBGFC Storm" calcext:value-type="string">
            <text:p>STBGFC Storm</text:p>
          </table:table-cell>
          <table:table-cell table:style-name="ce10" table:formula="of:=VLOOKUP(['2 Groups of 5 KO Format'.E3];TRANSLATED_TEAM_NAMES;['2 Groups of 5 KO Format'.$C3]+1)" office:value-type="string" office:string-value="Crawley Wasps (U15)" calcext:value-type="string">
            <text:p>Crawley Wasp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9&quot;,&quot;competition&quot;:{&quot;name&quot;:&quot;U15&quot;, &quot;section&quot;:&quot;Girls&quot;, &quot;group&quot;:&quot;1&quot;},&quot;tag&quot;:&quot;2&quot;, &quot;homeTeam&quot;:&quot;STBGFC Storm&quot;, &quot;awayTeam&quot;:&quot;Crawley Wasps (U15)&quot;}" calcext:value-type="string">
            <text:p>{"__v":0,"index":2,"pitch":"9","competition":{"name":"U15", "section":"Girls", "group":"1"},"tag":"2", "homeTeam":"STBGFC Storm", "awayTeam":"Crawley Wasps (U15)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4];TRANSLATED_TEAM_NAMES;['2 Groups of 5 KO Format'.$C4]+1)" office:value-type="string" office:string-value="Petersfield Galaxy" calcext:value-type="string">
            <text:p>Petersfield Galaxy</text:p>
          </table:table-cell>
          <table:table-cell table:style-name="ce10" table:formula="of:=VLOOKUP(['2 Groups of 5 KO Format'.E4];TRANSLATED_TEAM_NAMES;['2 Groups of 5 KO Format'.$C4]+1)" office:value-type="string" office:string-value="STBGFC Scorpions" calcext:value-type="string">
            <text:p>STBGFC Scorpions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9&quot;,&quot;competition&quot;:{&quot;name&quot;:&quot;U15&quot;, &quot;section&quot;:&quot;Girls&quot;, &quot;group&quot;:&quot;1&quot;},&quot;tag&quot;:&quot;3&quot;, &quot;homeTeam&quot;:&quot;Petersfield Galaxy&quot;, &quot;awayTeam&quot;:&quot;STBGFC Scorpions&quot;}" calcext:value-type="string">
            <text:p>{"__v":0,"index":3,"pitch":"9","competition":{"name":"U15", "section":"Girls", "group":"1"},"tag":"3", "homeTeam":"Petersfield Galaxy", "awayTeam":"STBGFC Scorpions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5];TRANSLATED_TEAM_NAMES;['2 Groups of 5 KO Format'.$C5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5 KO Format'.E5];TRANSLATED_TEAM_NAMES;['2 Groups of 5 KO Format'.$C5]+1)" office:value-type="string" office:string-value="STBGFC Storm" calcext:value-type="string">
            <text:p>STBGFC Storm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9&quot;,&quot;competition&quot;:{&quot;name&quot;:&quot;U15&quot;, &quot;section&quot;:&quot;Girls&quot;, &quot;group&quot;:&quot;1&quot;},&quot;tag&quot;:&quot;4&quot;, &quot;homeTeam&quot;:&quot;Rustington Raiders (U15)&quot;, &quot;awayTeam&quot;:&quot;STBGFC Storm&quot;}" calcext:value-type="string">
            <text:p>{"__v":0,"index":4,"pitch":"9","competition":{"name":"U15", "section":"Girls", "group":"1"},"tag":"4", "homeTeam":"Rustington Raiders (U15)", "awayTeam":"STBGFC Storm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6];TRANSLATED_TEAM_NAMES;['2 Groups of 5 KO Format'.$C6]+1)" office:value-type="string" office:string-value="Crawley Wasps (U15)" calcext:value-type="string">
            <text:p>Crawley Wasps (U15)</text:p>
          </table:table-cell>
          <table:table-cell table:style-name="ce10" table:formula="of:=VLOOKUP(['2 Groups of 5 KO Format'.E6];TRANSLATED_TEAM_NAMES;['2 Groups of 5 KO Format'.$C6]+1)" office:value-type="string" office:string-value="Petersfield Galaxy" calcext:value-type="string">
            <text:p>Petersfield Galaxy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9&quot;,&quot;competition&quot;:{&quot;name&quot;:&quot;U15&quot;, &quot;section&quot;:&quot;Girls&quot;, &quot;group&quot;:&quot;1&quot;},&quot;tag&quot;:&quot;5&quot;, &quot;homeTeam&quot;:&quot;Crawley Wasps (U15)&quot;, &quot;awayTeam&quot;:&quot;Petersfield Galaxy&quot;}" calcext:value-type="string">
            <text:p>{"__v":0,"index":5,"pitch":"9","competition":{"name":"U15", "section":"Girls", "group":"1"},"tag":"5", "homeTeam":"Crawley Wasps (U15)", "awayTeam":"Petersfield Galaxy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7];TRANSLATED_TEAM_NAMES;['2 Groups of 5 KO Format'.$C7]+1)" office:value-type="string" office:string-value="STBGFC Scorpions" calcext:value-type="string">
            <text:p>STBGFC Scorpions</text:p>
          </table:table-cell>
          <table:table-cell table:style-name="ce10" table:formula="of:=VLOOKUP(['2 Groups of 5 KO Format'.E7];TRANSLATED_TEAM_NAMES;['2 Groups of 5 KO Format'.$C7]+1)" office:value-type="string" office:string-value="STBGFC Storm" calcext:value-type="string">
            <text:p>STBGFC Storm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9&quot;,&quot;competition&quot;:{&quot;name&quot;:&quot;U15&quot;, &quot;section&quot;:&quot;Girls&quot;, &quot;group&quot;:&quot;1&quot;},&quot;tag&quot;:&quot;6&quot;, &quot;homeTeam&quot;:&quot;STBGFC Scorpions&quot;, &quot;awayTeam&quot;:&quot;STBGFC Storm&quot;}" calcext:value-type="string">
            <text:p>{"__v":0,"index":6,"pitch":"9","competition":{"name":"U15", "section":"Girls", "group":"1"},"tag":"6", "homeTeam":"STBGFC Scorpions", "awayTeam":"STBGFC Storm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8];TRANSLATED_TEAM_NAMES;['2 Groups of 5 KO Format'.$C8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5 KO Format'.E8];TRANSLATED_TEAM_NAMES;['2 Groups of 5 KO Format'.$C8]+1)" office:value-type="string" office:string-value="Crawley Wasps (U15)" calcext:value-type="string">
            <text:p>Crawley Wasp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9&quot;,&quot;competition&quot;:{&quot;name&quot;:&quot;U15&quot;, &quot;section&quot;:&quot;Girls&quot;, &quot;group&quot;:&quot;1&quot;},&quot;tag&quot;:&quot;7&quot;, &quot;homeTeam&quot;:&quot;Rustington Raiders (U15)&quot;, &quot;awayTeam&quot;:&quot;Crawley Wasps (U15)&quot;}" calcext:value-type="string">
            <text:p>{"__v":0,"index":7,"pitch":"9","competition":{"name":"U15", "section":"Girls", "group":"1"},"tag":"7", "homeTeam":"Rustington Raiders (U15)", "awayTeam":"Crawley Wasps (U15)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9];TRANSLATED_TEAM_NAMES;['2 Groups of 5 KO Format'.$C9]+1)" office:value-type="string" office:string-value="STBGFC Storm" calcext:value-type="string">
            <text:p>STBGFC Storm</text:p>
          </table:table-cell>
          <table:table-cell table:style-name="ce10" table:formula="of:=VLOOKUP(['2 Groups of 5 KO Format'.E9];TRANSLATED_TEAM_NAMES;['2 Groups of 5 KO Format'.$C9]+1)" office:value-type="string" office:string-value="Petersfield Galaxy" calcext:value-type="string">
            <text:p>Petersfield Galaxy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9&quot;,&quot;competition&quot;:{&quot;name&quot;:&quot;U15&quot;, &quot;section&quot;:&quot;Girls&quot;, &quot;group&quot;:&quot;1&quot;},&quot;tag&quot;:&quot;8&quot;, &quot;homeTeam&quot;:&quot;STBGFC Storm&quot;, &quot;awayTeam&quot;:&quot;Petersfield Galaxy&quot;}" calcext:value-type="string">
            <text:p>{"__v":0,"index":8,"pitch":"9","competition":{"name":"U15", "section":"Girls", "group":"1"},"tag":"8", "homeTeam":"STBGFC Storm", "awayTeam":"Petersfield Galaxy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0];TRANSLATED_TEAM_NAMES;['2 Groups of 5 KO Format'.$C10]+1)" office:value-type="string" office:string-value="Crawley Wasps (U15)" calcext:value-type="string">
            <text:p>Crawley Wasps (U15)</text:p>
          </table:table-cell>
          <table:table-cell table:style-name="ce10" table:formula="of:=VLOOKUP(['2 Groups of 5 KO Format'.E10];TRANSLATED_TEAM_NAMES;['2 Groups of 5 KO Format'.$C10]+1)" office:value-type="string" office:string-value="STBGFC Scorpions" calcext:value-type="string">
            <text:p>STBGFC Scorpions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9&quot;,&quot;competition&quot;:{&quot;name&quot;:&quot;U15&quot;, &quot;section&quot;:&quot;Girls&quot;, &quot;group&quot;:&quot;1&quot;},&quot;tag&quot;:&quot;9&quot;, &quot;homeTeam&quot;:&quot;Crawley Wasps (U15)&quot;, &quot;awayTeam&quot;:&quot;STBGFC Scorpions&quot;}" calcext:value-type="string">
            <text:p>{"__v":0,"index":9,"pitch":"9","competition":{"name":"U15", "section":"Girls", "group":"1"},"tag":"9", "homeTeam":"Crawley Wasps (U15)", "awayTeam":"STBGFC Scorpions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1];TRANSLATED_TEAM_NAMES;['2 Groups of 5 KO Format'.$C11]+1)" office:value-type="string" office:string-value="Petersfield Galaxy" calcext:value-type="string">
            <text:p>Petersfield Galaxy</text:p>
          </table:table-cell>
          <table:table-cell table:style-name="ce10" table:formula="of:=VLOOKUP(['2 Groups of 5 KO Format'.E11];TRANSLATED_TEAM_NAMES;['2 Groups of 5 KO Format'.$C11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9&quot;,&quot;competition&quot;:{&quot;name&quot;:&quot;U15&quot;, &quot;section&quot;:&quot;Girls&quot;, &quot;group&quot;:&quot;1&quot;},&quot;tag&quot;:&quot;10&quot;, &quot;homeTeam&quot;:&quot;Petersfield Galaxy&quot;, &quot;awayTeam&quot;:&quot;Rustington Raiders (U15)&quot;}" calcext:value-type="string">
            <text:p>{"__v":0,"index":10,"pitch":"9","competition":{"name":"U15", "section":"Girls", "group":"1"},"tag":"10", "homeTeam":"Petersfield Galaxy", "awayTeam":"Rustington Raiders (U15)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2];TRANSLATED_TEAM_NAMES;['2 Groups of 5 KO Format'.$C12]+1)">
            <text:p/>
          </table:table-cell>
          <table:table-cell table:style-name="ce10" table:formula="of:=VLOOKUP(['2 Groups of 5 KO Format'.E12];TRANSLATED_TEAM_NAMES;['2 Groups of 5 KO Format'.$C12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0&quot;,&quot;competition&quot;:{&quot;name&quot;:&quot;U15&quot;, &quot;section&quot;:&quot;Girls&quot;, &quot;group&quot;:&quot;2&quot;},&quot;tag&quot;:&quot;1&quot;, &quot;homeTeam&quot;:&quot;&quot;, &quot;awayTeam&quot;:&quot;&quot;}" calcext:value-type="string">
            <text:p>{"__v":0,"index":11,"pitch":"10","competition":{"name":"U15", "section":"Girls", "group":"2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3];TRANSLATED_TEAM_NAMES;['2 Groups of 5 KO Format'.$C13]+1)">
            <text:p/>
          </table:table-cell>
          <table:table-cell table:style-name="ce10" table:formula="of:=VLOOKUP(['2 Groups of 5 KO Format'.E13];TRANSLATED_TEAM_NAMES;['2 Groups of 5 KO Format'.$C13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0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12,"pitch":"10","competition":{"name":"U15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4];TRANSLATED_TEAM_NAMES;['2 Groups of 5 KO Format'.$C14]+1)">
            <text:p/>
          </table:table-cell>
          <table:table-cell table:style-name="ce10" table:formula="of:=VLOOKUP(['2 Groups of 5 KO Format'.E14];TRANSLATED_TEAM_NAMES;['2 Groups of 5 KO Format'.$C14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0&quot;,&quot;competition&quot;:{&quot;name&quot;:&quot;U15&quot;, &quot;section&quot;:&quot;Girls&quot;, &quot;group&quot;:&quot;2&quot;},&quot;tag&quot;:&quot;3&quot;, &quot;homeTeam&quot;:&quot;&quot;, &quot;awayTeam&quot;:&quot;&quot;}" calcext:value-type="string">
            <text:p>{"__v":0,"index":13,"pitch":"10","competition":{"name":"U15", "section":"Girls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5];TRANSLATED_TEAM_NAMES;['2 Groups of 5 KO Format'.$C15]+1)">
            <text:p/>
          </table:table-cell>
          <table:table-cell table:style-name="ce10" table:formula="of:=VLOOKUP(['2 Groups of 5 KO Format'.E15];TRANSLATED_TEAM_NAMES;['2 Groups of 5 KO Format'.$C15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4,"pitch":"10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6];TRANSLATED_TEAM_NAMES;['2 Groups of 5 KO Format'.$C16]+1)">
            <text:p/>
          </table:table-cell>
          <table:table-cell table:style-name="ce10" table:formula="of:=VLOOKUP(['2 Groups of 5 KO Format'.E16];TRANSLATED_TEAM_NAMES;['2 Groups of 5 KO Format'.$C16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0&quot;,&quot;competition&quot;:{&quot;name&quot;:&quot;U15&quot;, &quot;section&quot;:&quot;Girls&quot;, &quot;group&quot;:&quot;2&quot;},&quot;tag&quot;:&quot;5&quot;, &quot;homeTeam&quot;:&quot;&quot;, &quot;awayTeam&quot;:&quot;&quot;}" calcext:value-type="string">
            <text:p>{"__v":0,"index":15,"pitch":"10","competition":{"name":"U15", "section":"Girls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7];TRANSLATED_TEAM_NAMES;['2 Groups of 5 KO Format'.$C17]+1)">
            <text:p/>
          </table:table-cell>
          <table:table-cell table:style-name="ce10" table:formula="of:=VLOOKUP(['2 Groups of 5 KO Format'.E17];TRANSLATED_TEAM_NAMES;['2 Groups of 5 KO Format'.$C17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0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6,"pitch":"10","competition":{"name":"U15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8];TRANSLATED_TEAM_NAMES;['2 Groups of 5 KO Format'.$C18]+1)">
            <text:p/>
          </table:table-cell>
          <table:table-cell table:style-name="ce10" table:formula="of:=VLOOKUP(['2 Groups of 5 KO Format'.E18];TRANSLATED_TEAM_NAMES;['2 Groups of 5 KO Format'.$C18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0&quot;,&quot;competition&quot;:{&quot;name&quot;:&quot;U15&quot;, &quot;section&quot;:&quot;Girls&quot;, &quot;group&quot;:&quot;2&quot;},&quot;tag&quot;:&quot;7&quot;, &quot;homeTeam&quot;:&quot;&quot;, &quot;awayTeam&quot;:&quot;&quot;}" calcext:value-type="string">
            <text:p>{"__v":0,"index":17,"pitch":"10","competition":{"name":"U15", "section":"Girls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9];TRANSLATED_TEAM_NAMES;['2 Groups of 5 KO Format'.$C19]+1)">
            <text:p/>
          </table:table-cell>
          <table:table-cell table:style-name="ce10" table:formula="of:=VLOOKUP(['2 Groups of 5 KO Format'.E19];TRANSLATED_TEAM_NAMES;['2 Groups of 5 KO Format'.$C19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0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index":18,"pitch":"10","competition":{"name":"U15", "section":"Girl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20];TRANSLATED_TEAM_NAMES;['2 Groups of 5 KO Format'.$C20]+1)">
            <text:p/>
          </table:table-cell>
          <table:table-cell table:style-name="ce10" table:formula="of:=VLOOKUP(['2 Groups of 5 KO Format'.E20];TRANSLATED_TEAM_NAMES;['2 Groups of 5 KO Format'.$C20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0&quot;,&quot;competition&quot;:{&quot;name&quot;:&quot;U15&quot;, &quot;section&quot;:&quot;Girls&quot;, &quot;group&quot;:&quot;2&quot;},&quot;tag&quot;:&quot;9&quot;, &quot;homeTeam&quot;:&quot;&quot;, &quot;awayTeam&quot;:&quot;&quot;}" calcext:value-type="string">
            <text:p>{"__v":0,"index":19,"pitch":"10","competition":{"name":"U15", "section":"Girls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1];TRANSLATED_TEAM_NAMES;['2 Groups of 5 KO Format'.$C21]+1)">
            <text:p/>
          </table:table-cell>
          <table:table-cell table:style-name="ce10" table:formula="of:=VLOOKUP(['2 Groups of 5 KO Format'.E21];TRANSLATED_TEAM_NAMES;['2 Groups of 5 KO Format'.$C21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0&quot;,&quot;competition&quot;:{&quot;name&quot;:&quot;U15&quot;, &quot;section&quot;:&quot;Girls&quot;, &quot;group&quot;:&quot;2&quot;},&quot;tag&quot;:&quot;10&quot;, &quot;homeTeam&quot;:&quot;&quot;, &quot;awayTeam&quot;:&quot;&quot;}" calcext:value-type="string">
            <text:p>{"__v":0,"index":20,"pitch":"10","competition":{"name":"U15", "section":"Girls", "group":"2"},"tag":"10", "homeTeam":"", "awayTeam":""}</text:p>
          </table:table-cell>
        </table:table-row>
        <table:table-row table:style-name="ro2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&amp;&quot;_&quot;&amp;SECTION&amp;&quot;_PO1&quot;" office:value-type="string" office:string-value="U15_Girls_PO1" calcext:value-type="string">
            <text:p>U15_Girls_PO1</text:p>
          </table:table-cell>
          <table:table-cell table:style-name="ce10" table:formula="of:=AGE_GROUP&amp;&quot;_&quot;&amp;SECTION&amp;&quot;_G1_P4&quot;" office:value-type="string" office:string-value="U15_Girls_G1_P4" calcext:value-type="string">
            <text:p>U15_Girls_G1_P4</text:p>
          </table:table-cell>
          <table:table-cell table:style-name="ce10" table:formula="of:=AGE_GROUP&amp;&quot;_&quot;&amp;SECTION&amp;&quot;_G2_P5&quot;" office:value-type="string" office:string-value="U15_Girls_G2_P5" calcext:value-type="string">
            <text:p>U15_Girls_G2_P5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9&quot;,&quot;competition&quot;:{&quot;name&quot;:&quot;U15&quot;, &quot;section&quot;:&quot;Girls&quot;},&quot;tag&quot;:&quot;PO1&quot;, &quot;homeTeam&quot;:&quot;4th Group 1&quot;, &quot;awayTeam&quot;:&quot;5th Group 2&quot;, &quot;homeTeamFrom&quot;:&quot;U15_Girls_G1_P4&quot;, &quot;awayTeamFrom&quot;:&quot;U15_Girls_G2_P5&quot;, &quot;stage2Tag&quot;:&quot;U15_Girls_PO1&quot;}" calcext:value-type="string">
            <text:p>{"__v":0,"index":21,"pitch":"9","competition":{"name":"U15", "section":"Girls"},"tag":"PO1", "homeTeam":"4th Group 1", "awayTeam":"5th Group 2", "homeTeamFrom":"U15_Girls_G1_P4", "awayTeamFrom":"U15_Girls_G2_P5", "stage2Tag":"U15_Girls_PO1"}</text:p>
          </table:table-cell>
        </table:table-row>
        <table:table-row table:style-name="ro2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&amp;&quot;_&quot;&amp;SECTION&amp;&quot;_PO2&quot;" office:value-type="string" office:string-value="U15_Girls_PO2" calcext:value-type="string">
            <text:p>U15_Girls_PO2</text:p>
          </table:table-cell>
          <table:table-cell table:style-name="ce10" table:formula="of:=AGE_GROUP&amp;&quot;_&quot;&amp;SECTION&amp;&quot;_G2_P4&quot;" office:value-type="string" office:string-value="U15_Girls_G2_P4" calcext:value-type="string">
            <text:p>U15_Girls_G2_P4</text:p>
          </table:table-cell>
          <table:table-cell table:style-name="ce10" table:formula="of:=AGE_GROUP&amp;&quot;_&quot;&amp;SECTION&amp;&quot;_G1_P5&quot;" office:value-type="string" office:string-value="U15_Girls_G1_P5" calcext:value-type="string">
            <text:p>U15_Girls_G1_P5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10&quot;,&quot;competition&quot;:{&quot;name&quot;:&quot;U15&quot;, &quot;section&quot;:&quot;Girls&quot;},&quot;tag&quot;:&quot;PO2&quot;, &quot;homeTeam&quot;:&quot;4th Group 2&quot;, &quot;awayTeam&quot;:&quot;5th Group 1&quot;, &quot;homeTeamFrom&quot;:&quot;U15_Girls_G2_P4&quot;, &quot;awayTeamFrom&quot;:&quot;U15_Girls_G1_P5&quot;, &quot;stage2Tag&quot;:&quot;U15_Girls_PO2&quot;}" calcext:value-type="string">
            <text:p>{"__v":0,"index":22,"pitch":"10","competition":{"name":"U15", "section":"Girls"},"tag":"PO2", "homeTeam":"4th Group 2", "awayTeam":"5th Group 1", "homeTeamFrom":"U15_Girls_G2_P4", "awayTeamFrom":"U15_Girls_G1_P5", "stage2Tag":"U15_Girls_PO2"}</text:p>
          </table:table-cell>
        </table:table-row>
        <table:table-row table:style-name="ro2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&amp;&quot;_&quot;&amp;SECTION&amp;&quot;_QF1&quot;" office:value-type="string" office:string-value="U15_Girls_QF1" calcext:value-type="string">
            <text:p>U15_Girls_QF1</text:p>
          </table:table-cell>
          <table:table-cell table:style-name="ce10" table:formula="of:=AGE_GROUP&amp;&quot;_&quot;&amp;SECTION&amp;&quot;_G1_P2&quot;" office:value-type="string" office:string-value="U15_Girls_G1_P2" calcext:value-type="string">
            <text:p>U15_Girls_G1_P2</text:p>
          </table:table-cell>
          <table:table-cell table:style-name="ce10" table:formula="of:=AGE_GROUP&amp;&quot;_&quot;&amp;SECTION&amp;&quot;_G2_P3&quot;" office:value-type="string" office:string-value="U15_Girls_G2_P3" calcext:value-type="string">
            <text:p>U15_Girls_G2_P3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9&quot;,&quot;competition&quot;:{&quot;name&quot;:&quot;U15&quot;, &quot;section&quot;:&quot;Girls&quot;},&quot;tag&quot;:&quot;QF1&quot;, &quot;homeTeam&quot;:&quot;2nd Group 1&quot;, &quot;awayTeam&quot;:&quot;3rd Group 2&quot;, &quot;homeTeamFrom&quot;:&quot;U15_Girls_G1_P2&quot;, &quot;awayTeamFrom&quot;:&quot;U15_Girls_G2_P3&quot;, &quot;stage2Tag&quot;:&quot;U15_Girls_QF1&quot;}" calcext:value-type="string">
            <text:p>{"__v":0,"index":23,"pitch":"9","competition":{"name":"U15", "section":"Girls"},"tag":"QF1", "homeTeam":"2nd Group 1", "awayTeam":"3rd Group 2", "homeTeamFrom":"U15_Girls_G1_P2", "awayTeamFrom":"U15_Girls_G2_P3", "stage2Tag":"U15_Girls_QF1"}</text:p>
          </table:table-cell>
        </table:table-row>
        <table:table-row table:style-name="ro2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&amp;&quot;_&quot;&amp;SECTION&amp;&quot;_QF2&quot;" office:value-type="string" office:string-value="U15_Girls_QF2" calcext:value-type="string">
            <text:p>U15_Girls_QF2</text:p>
          </table:table-cell>
          <table:table-cell table:style-name="ce10" table:formula="of:=AGE_GROUP&amp;&quot;_&quot;&amp;SECTION&amp;&quot;_G2_P2&quot;" office:value-type="string" office:string-value="U15_Girls_G2_P2" calcext:value-type="string">
            <text:p>U15_Girls_G2_P2</text:p>
          </table:table-cell>
          <table:table-cell table:style-name="ce10" table:formula="of:=AGE_GROUP&amp;&quot;_&quot;&amp;SECTION&amp;&quot;_G1_P3&quot;" office:value-type="string" office:string-value="U15_Girls_G1_P3" calcext:value-type="string">
            <text:p>U15_Girls_G1_P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10&quot;,&quot;competition&quot;:{&quot;name&quot;:&quot;U15&quot;, &quot;section&quot;:&quot;Girls&quot;},&quot;tag&quot;:&quot;QF2&quot;, &quot;homeTeam&quot;:&quot;2nd Group 2&quot;, &quot;awayTeam&quot;:&quot;3rd Group 1&quot;, &quot;homeTeamFrom&quot;:&quot;U15_Girls_G2_P2&quot;, &quot;awayTeamFrom&quot;:&quot;U15_Girls_G1_P3&quot;, &quot;stage2Tag&quot;:&quot;U15_Girls_QF2&quot;}" calcext:value-type="string">
            <text:p>{"__v":0,"index":24,"pitch":"10","competition":{"name":"U15", "section":"Girls"},"tag":"QF2", "homeTeam":"2nd Group 2", "awayTeam":"3rd Group 1", "homeTeamFrom":"U15_Girls_G2_P2", "awayTeamFrom":"U15_Girls_G1_P3", "stage2Tag":"U15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1</text:p>
          </table:table-cell>
          <table:table-cell table:formula="of:=AGE_GROUP&amp;&quot;_&quot;&amp;SECTION&amp;&quot;_QF3&quot;" office:value-type="string" office:string-value="U15_Girls_QF3" calcext:value-type="string">
            <text:p>U15_Girls_QF3</text:p>
          </table:table-cell>
          <table:table-cell table:style-name="ce10" table:formula="of:=AGE_GROUP&amp;&quot;_&quot;&amp;SECTION&amp;&quot;_G1_P1&quot;" office:value-type="string" office:string-value="U15_Girls_G1_P1" calcext:value-type="string">
            <text:p>U15_Girls_G1_P1</text:p>
          </table:table-cell>
          <table:table-cell table:style-name="ce10" table:formula="of:=AGE_GROUP&amp;&quot;_&quot;&amp;SECTION&amp;&quot;_PO1&quot;" office:value-type="string" office:string-value="U15_Girls_PO1" calcext:value-type="string">
            <text:p>U15_Girls_PO1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9&quot;,&quot;competition&quot;:{&quot;name&quot;:&quot;U15&quot;, &quot;section&quot;:&quot;Girls&quot;},&quot;tag&quot;:&quot;QF3&quot;, &quot;homeTeam&quot;:&quot;Winner Group 1&quot;, &quot;awayTeam&quot;:&quot;Winner PO1&quot;, &quot;homeTeamFrom&quot;:&quot;U15_Girls_G1_P1&quot;, &quot;awayTeamFrom&quot;:&quot;U15_Girls_PO1&quot;, &quot;stage2Tag&quot;:&quot;U15_Girls_QF3&quot;}" calcext:value-type="string">
            <text:p>{"__v":0,"index":25,"pitch":"9","competition":{"name":"U15", "section":"Girls"},"tag":"QF3", "homeTeam":"Winner Group 1", "awayTeam":"Winner PO1", "homeTeamFrom":"U15_Girls_G1_P1", "awayTeamFrom":"U15_Girls_PO1", "stage2Tag":"U15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2</text:p>
          </table:table-cell>
          <table:table-cell table:formula="of:=AGE_GROUP&amp;&quot;_&quot;&amp;SECTION&amp;&quot;_QF4&quot;" office:value-type="string" office:string-value="U15_Girls_QF4" calcext:value-type="string">
            <text:p>U15_Girls_QF4</text:p>
          </table:table-cell>
          <table:table-cell table:style-name="ce10" table:formula="of:=AGE_GROUP&amp;&quot;_&quot;&amp;SECTION&amp;&quot;_G2_P1&quot;" office:value-type="string" office:string-value="U15_Girls_G2_P1" calcext:value-type="string">
            <text:p>U15_Girls_G2_P1</text:p>
          </table:table-cell>
          <table:table-cell table:style-name="ce10" table:formula="of:=AGE_GROUP&amp;&quot;_&quot;&amp;SECTION&amp;&quot;_PO2&quot;" office:value-type="string" office:string-value="U15_Girls_PO2" calcext:value-type="string">
            <text:p>U15_Girls_PO2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10&quot;,&quot;competition&quot;:{&quot;name&quot;:&quot;U15&quot;, &quot;section&quot;:&quot;Girls&quot;},&quot;tag&quot;:&quot;QF4&quot;, &quot;homeTeam&quot;:&quot;Winner Group 2&quot;, &quot;awayTeam&quot;:&quot;Winner PO2&quot;, &quot;homeTeamFrom&quot;:&quot;U15_Girls_G2_P1&quot;, &quot;awayTeamFrom&quot;:&quot;U15_Girls_PO2&quot;, &quot;stage2Tag&quot;:&quot;U15_Girls_QF4&quot;}" calcext:value-type="string">
            <text:p>{"__v":0,"index":26,"pitch":"10","competition":{"name":"U15", "section":"Girls"},"tag":"QF4", "homeTeam":"Winner Group 2", "awayTeam":"Winner PO2", "homeTeamFrom":"U15_Girls_G2_P1", "awayTeamFrom":"U15_Girls_PO2", "stage2Tag":"U15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&amp;&quot;_&quot;&amp;SECTION&amp;&quot;_SF1&quot;" office:value-type="string" office:string-value="U15_Girls_SF1" calcext:value-type="string">
            <text:p>U15_Girls_SF1</text:p>
          </table:table-cell>
          <table:table-cell table:style-name="ce10" table:formula="of:=AGE_GROUP&amp;&quot;_&quot;&amp;SECTION&amp;&quot;_QF1&quot;" office:value-type="string" office:string-value="U15_Girls_QF1" calcext:value-type="string">
            <text:p>U15_Girls_QF1</text:p>
          </table:table-cell>
          <table:table-cell table:style-name="ce10" table:formula="of:=AGE_GROUP&amp;&quot;_&quot;&amp;SECTION&amp;&quot;_QF4&quot;" office:value-type="string" office:string-value="U15_Girls_QF4" calcext:value-type="string">
            <text:p>U15_Girls_QF4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9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index":27,"pitch":"9","competition":{"name":"U15", "section":"Girls"},"tag":"SF1", "homeTeam":"Winner QF1", "awayTeam":"Winner QF4", "homeTeamFrom":"U15_Girls_QF1", "awayTeamFrom":"U15_Girls_QF4", "stage2Tag":"U15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&amp;&quot;_&quot;&amp;SECTION&amp;&quot;_SF2&quot;" office:value-type="string" office:string-value="U15_Girls_SF2" calcext:value-type="string">
            <text:p>U15_Girls_SF2</text:p>
          </table:table-cell>
          <table:table-cell table:style-name="ce10" table:formula="of:=AGE_GROUP&amp;&quot;_&quot;&amp;SECTION&amp;&quot;_QF2&quot;" office:value-type="string" office:string-value="U15_Girls_QF2" calcext:value-type="string">
            <text:p>U15_Girls_QF2</text:p>
          </table:table-cell>
          <table:table-cell table:style-name="ce10" table:formula="of:=AGE_GROUP&amp;&quot;_&quot;&amp;SECTION&amp;&quot;_QF3&quot;" office:value-type="string" office:string-value="U15_Girls_QF3" calcext:value-type="string">
            <text:p>U15_Girls_QF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10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index":28,"pitch":"10","competition":{"name":"U15", "section":"Girls"},"tag":"SF2", "homeTeam":"Winner QF2", "awayTeam":"Winner QF3", "homeTeamFrom":"U15_Girls_QF2", "awayTeamFrom":"U15_Girls_QF3", "stage2Tag":"U15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&amp;&quot;_&quot;&amp;SECTION&amp;&quot;_FNL&quot;" office:value-type="string" office:string-value="U15_Girls_FNL" calcext:value-type="string">
            <text:p>U15_Girls_FNL</text:p>
          </table:table-cell>
          <table:table-cell table:style-name="ce10" table:formula="of:=AGE_GROUP&amp;&quot;_&quot;&amp;SECTION&amp;&quot;_SF1&quot;" office:value-type="string" office:string-value="U15_Girls_SF1" calcext:value-type="string">
            <text:p>U15_Girls_SF1</text:p>
          </table:table-cell>
          <table:table-cell table:style-name="ce10" table:formula="of:=AGE_GROUP&amp;&quot;_&quot;&amp;SECTION&amp;&quot;_SF2&quot;" office:value-type="string" office:string-value="U15_Girls_SF2" calcext:value-type="string">
            <text:p>U15_Girls_SF2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9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index":29,"pitch":"9","competition":{"name":"U15", "section":"Girls"},"tag":"FNL", "homeTeam":"Winner SF1", "awayTeam":"Winner SF2", "homeTeamFrom":"U15_Girls_SF1", "awayTeamFrom":"U15_Girls_SF2", "stage2Tag":"U15_Girls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 Group of 5 League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2];TRANSLATED_TEAM_NAMES;['1 Group of 5 League Format'.$C2]+1)" office:value-type="string" office:string-value="STBGFC Scorpions" calcext:value-type="string">
            <text:p>STBGFC Scorpions</text:p>
          </table:table-cell>
          <table:table-cell table:style-name="ce10" table:formula="of:=VLOOKUP(['1 Group of 5 League Format'.E2];TRANSLATED_TEAM_NAMES;['1 Group of 5 League Format'.$C2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2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12","competition":{"name":"U15", "section":"Girls", "group":"1"},"tag":"1", "homeTeam":"STBGFC Scorpions", "awayTeam":"Rustington Raiders (U15)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3];TRANSLATED_TEAM_NAMES;['1 Group of 5 League Format'.$C3]+1)" office:value-type="string" office:string-value="STBGFC Storm" calcext:value-type="string">
            <text:p>STBGFC Storm</text:p>
          </table:table-cell>
          <table:table-cell table:style-name="ce10" table:formula="of:=VLOOKUP(['1 Group of 5 League Format'.E3];TRANSLATED_TEAM_NAMES;['1 Group of 5 League Format'.$C3]+1)" office:value-type="string" office:string-value="Crawley Wasps (U15)" calcext:value-type="string">
            <text:p>Crawley Wasp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2&quot;,&quot;competition&quot;:{&quot;name&quot;:&quot;U15&quot;, &quot;section&quot;:&quot;Girls&quot;, &quot;group&quot;:&quot;1&quot;},&quot;tag&quot;:&quot;2&quot;, &quot;homeTeam&quot;:&quot;STBGFC Storm&quot;, &quot;awayTeam&quot;:&quot;Crawley Wasps (U15)&quot;}" calcext:value-type="string">
            <text:p>{"__v":0,"index":2,"pitch":"12","competition":{"name":"U15", "section":"Girls", "group":"1"},"tag":"2", "homeTeam":"STBGFC Storm", "awayTeam":"Crawley Wasps (U15)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4];TRANSLATED_TEAM_NAMES;['1 Group of 5 League Format'.$C4]+1)" office:value-type="string" office:string-value="Petersfield Galaxy" calcext:value-type="string">
            <text:p>Petersfield Galaxy</text:p>
          </table:table-cell>
          <table:table-cell table:style-name="ce10" table:formula="of:=VLOOKUP(['1 Group of 5 League Format'.E4];TRANSLATED_TEAM_NAMES;['1 Group of 5 League Format'.$C4]+1)" office:value-type="string" office:string-value="STBGFC Scorpions" calcext:value-type="string">
            <text:p>STBGFC Scorpions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2&quot;,&quot;competition&quot;:{&quot;name&quot;:&quot;U15&quot;, &quot;section&quot;:&quot;Girls&quot;, &quot;group&quot;:&quot;1&quot;},&quot;tag&quot;:&quot;3&quot;, &quot;homeTeam&quot;:&quot;Petersfield Galaxy&quot;, &quot;awayTeam&quot;:&quot;STBGFC Scorpions&quot;}" calcext:value-type="string">
            <text:p>{"__v":0,"index":3,"pitch":"12","competition":{"name":"U15", "section":"Girls", "group":"1"},"tag":"3", "homeTeam":"Petersfield Galaxy", "awayTeam":"STBGFC Scorpions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5];TRANSLATED_TEAM_NAMES;['1 Group of 5 League Format'.$C5]+1)" office:value-type="string" office:string-value="Rustington Raiders (U15)" calcext:value-type="string">
            <text:p>Rustington Raiders (U15)</text:p>
          </table:table-cell>
          <table:table-cell table:style-name="ce10" table:formula="of:=VLOOKUP(['1 Group of 5 League Format'.E5];TRANSLATED_TEAM_NAMES;['1 Group of 5 League Format'.$C5]+1)" office:value-type="string" office:string-value="STBGFC Storm" calcext:value-type="string">
            <text:p>STBGFC Storm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5&quot;, &quot;section&quot;:&quot;Girls&quot;, &quot;group&quot;:&quot;1&quot;},&quot;tag&quot;:&quot;4&quot;, &quot;homeTeam&quot;:&quot;Rustington Raiders (U15)&quot;, &quot;awayTeam&quot;:&quot;STBGFC Storm&quot;}" calcext:value-type="string">
            <text:p>{"__v":0,"index":4,"pitch":"12","competition":{"name":"U15", "section":"Girls", "group":"1"},"tag":"4", "homeTeam":"Rustington Raiders (U15)", "awayTeam":"STBGFC Storm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6];TRANSLATED_TEAM_NAMES;['1 Group of 5 League Format'.$C6]+1)" office:value-type="string" office:string-value="Crawley Wasps (U15)" calcext:value-type="string">
            <text:p>Crawley Wasps (U15)</text:p>
          </table:table-cell>
          <table:table-cell table:style-name="ce10" table:formula="of:=VLOOKUP(['1 Group of 5 League Format'.E6];TRANSLATED_TEAM_NAMES;['1 Group of 5 League Format'.$C6]+1)" office:value-type="string" office:string-value="Petersfield Galaxy" calcext:value-type="string">
            <text:p>Petersfield Galaxy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2&quot;,&quot;competition&quot;:{&quot;name&quot;:&quot;U15&quot;, &quot;section&quot;:&quot;Girls&quot;, &quot;group&quot;:&quot;1&quot;},&quot;tag&quot;:&quot;5&quot;, &quot;homeTeam&quot;:&quot;Crawley Wasps (U15)&quot;, &quot;awayTeam&quot;:&quot;Petersfield Galaxy&quot;}" calcext:value-type="string">
            <text:p>{"__v":0,"index":5,"pitch":"12","competition":{"name":"U15", "section":"Girls", "group":"1"},"tag":"5", "homeTeam":"Crawley Wasps (U15)", "awayTeam":"Petersfield Galaxy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7];TRANSLATED_TEAM_NAMES;['1 Group of 5 League Format'.$C7]+1)" office:value-type="string" office:string-value="STBGFC Scorpions" calcext:value-type="string">
            <text:p>STBGFC Scorpions</text:p>
          </table:table-cell>
          <table:table-cell table:style-name="ce10" table:formula="of:=VLOOKUP(['1 Group of 5 League Format'.E7];TRANSLATED_TEAM_NAMES;['1 Group of 5 League Format'.$C7]+1)" office:value-type="string" office:string-value="STBGFC Storm" calcext:value-type="string">
            <text:p>STBGFC Storm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2&quot;,&quot;competition&quot;:{&quot;name&quot;:&quot;U15&quot;, &quot;section&quot;:&quot;Girls&quot;, &quot;group&quot;:&quot;1&quot;},&quot;tag&quot;:&quot;6&quot;, &quot;homeTeam&quot;:&quot;STBGFC Scorpions&quot;, &quot;awayTeam&quot;:&quot;STBGFC Storm&quot;}" calcext:value-type="string">
            <text:p>{"__v":0,"index":6,"pitch":"12","competition":{"name":"U15", "section":"Girls", "group":"1"},"tag":"6", "homeTeam":"STBGFC Scorpions", "awayTeam":"STBGFC Storm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8];TRANSLATED_TEAM_NAMES;['1 Group of 5 League Format'.$C8]+1)" office:value-type="string" office:string-value="Rustington Raiders (U15)" calcext:value-type="string">
            <text:p>Rustington Raiders (U15)</text:p>
          </table:table-cell>
          <table:table-cell table:style-name="ce10" table:formula="of:=VLOOKUP(['1 Group of 5 League Format'.E8];TRANSLATED_TEAM_NAMES;['1 Group of 5 League Format'.$C8]+1)" office:value-type="string" office:string-value="Crawley Wasps (U15)" calcext:value-type="string">
            <text:p>Crawley Wasp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2&quot;,&quot;competition&quot;:{&quot;name&quot;:&quot;U15&quot;, &quot;section&quot;:&quot;Girls&quot;, &quot;group&quot;:&quot;1&quot;},&quot;tag&quot;:&quot;7&quot;, &quot;homeTeam&quot;:&quot;Rustington Raiders (U15)&quot;, &quot;awayTeam&quot;:&quot;Crawley Wasps (U15)&quot;}" calcext:value-type="string">
            <text:p>{"__v":0,"index":7,"pitch":"12","competition":{"name":"U15", "section":"Girls", "group":"1"},"tag":"7", "homeTeam":"Rustington Raiders (U15)", "awayTeam":"Crawley Wasps (U15)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9];TRANSLATED_TEAM_NAMES;['1 Group of 5 League Format'.$C9]+1)" office:value-type="string" office:string-value="STBGFC Storm" calcext:value-type="string">
            <text:p>STBGFC Storm</text:p>
          </table:table-cell>
          <table:table-cell table:style-name="ce10" table:formula="of:=VLOOKUP(['1 Group of 5 League Format'.E9];TRANSLATED_TEAM_NAMES;['1 Group of 5 League Format'.$C9]+1)" office:value-type="string" office:string-value="Petersfield Galaxy" calcext:value-type="string">
            <text:p>Petersfield Galaxy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5&quot;, &quot;section&quot;:&quot;Girls&quot;, &quot;group&quot;:&quot;1&quot;},&quot;tag&quot;:&quot;8&quot;, &quot;homeTeam&quot;:&quot;STBGFC Storm&quot;, &quot;awayTeam&quot;:&quot;Petersfield Galaxy&quot;}" calcext:value-type="string">
            <text:p>{"__v":0,"index":8,"pitch":"12","competition":{"name":"U15", "section":"Girls", "group":"1"},"tag":"8", "homeTeam":"STBGFC Storm", "awayTeam":"Petersfield Galaxy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0];TRANSLATED_TEAM_NAMES;['1 Group of 5 League Format'.$C10]+1)" office:value-type="string" office:string-value="Crawley Wasps (U15)" calcext:value-type="string">
            <text:p>Crawley Wasps (U15)</text:p>
          </table:table-cell>
          <table:table-cell table:style-name="ce10" table:formula="of:=VLOOKUP(['1 Group of 5 League Format'.E10];TRANSLATED_TEAM_NAMES;['1 Group of 5 League Format'.$C10]+1)" office:value-type="string" office:string-value="STBGFC Scorpions" calcext:value-type="string">
            <text:p>STBGFC Scorpions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2&quot;,&quot;competition&quot;:{&quot;name&quot;:&quot;U15&quot;, &quot;section&quot;:&quot;Girls&quot;, &quot;group&quot;:&quot;1&quot;},&quot;tag&quot;:&quot;9&quot;, &quot;homeTeam&quot;:&quot;Crawley Wasps (U15)&quot;, &quot;awayTeam&quot;:&quot;STBGFC Scorpions&quot;}" calcext:value-type="string">
            <text:p>{"__v":0,"index":9,"pitch":"12","competition":{"name":"U15", "section":"Girls", "group":"1"},"tag":"9", "homeTeam":"Crawley Wasps (U15)", "awayTeam":"STBGFC Scorpions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1];TRANSLATED_TEAM_NAMES;['1 Group of 5 League Format'.$C11]+1)" office:value-type="string" office:string-value="Petersfield Galaxy" calcext:value-type="string">
            <text:p>Petersfield Galaxy</text:p>
          </table:table-cell>
          <table:table-cell table:style-name="ce10" table:formula="of:=VLOOKUP(['1 Group of 5 League Format'.E11];TRANSLATED_TEAM_NAMES;['1 Group of 5 League Format'.$C11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2&quot;,&quot;competition&quot;:{&quot;name&quot;:&quot;U15&quot;, &quot;section&quot;:&quot;Girls&quot;, &quot;group&quot;:&quot;1&quot;},&quot;tag&quot;:&quot;10&quot;, &quot;homeTeam&quot;:&quot;Petersfield Galaxy&quot;, &quot;awayTeam&quot;:&quot;Rustington Raiders (U15)&quot;}" calcext:value-type="string">
            <text:p>{"__v":0,"index":10,"pitch":"12","competition":{"name":"U15", "section":"Girls", "group":"1"},"tag":"10", "homeTeam":"Petersfield Galaxy", "awayTeam":"Rustington Raiders (U15)"}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2];TRANSLATED_TEAM_NAMES;['1 Group of 5 League Format'.$C12]+1)" office:value-type="string" office:string-value="Rustington Raiders (U15)" calcext:value-type="string">
            <text:p>Rustington Raiders (U15)</text:p>
          </table:table-cell>
          <table:table-cell table:style-name="ce10" table:formula="of:=VLOOKUP(['1 Group of 5 League Format'.E12];TRANSLATED_TEAM_NAMES;['1 Group of 5 League Format'.$C12]+1)" office:value-type="string" office:string-value="STBGFC Scorpions" calcext:value-type="string">
            <text:p>STBGFC Scorpions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5&quot;, &quot;section&quot;:&quot;Girls&quot;, &quot;group&quot;:&quot;1&quot;},&quot;tag&quot;:&quot;11&quot;, &quot;homeTeam&quot;:&quot;Rustington Raiders (U15)&quot;, &quot;awayTeam&quot;:&quot;STBGFC Scorpions&quot;}" calcext:value-type="string">
            <text:p>{"__v":0,"index":11,"pitch":"12","competition":{"name":"U15", "section":"Girls", "group":"1"},"tag":"11", "homeTeam":"Rustington Raiders (U15)", "awayTeam":"STBGFC Scorpions"}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3];TRANSLATED_TEAM_NAMES;['1 Group of 5 League Format'.$C13]+1)" office:value-type="string" office:string-value="Crawley Wasps (U15)" calcext:value-type="string">
            <text:p>Crawley Wasps (U15)</text:p>
          </table:table-cell>
          <table:table-cell table:style-name="ce10" table:formula="of:=VLOOKUP(['1 Group of 5 League Format'.E13];TRANSLATED_TEAM_NAMES;['1 Group of 5 League Format'.$C13]+1)" office:value-type="string" office:string-value="STBGFC Storm" calcext:value-type="string">
            <text:p>STBGFC Storm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5&quot;, &quot;section&quot;:&quot;Girls&quot;, &quot;group&quot;:&quot;1&quot;},&quot;tag&quot;:&quot;12&quot;, &quot;homeTeam&quot;:&quot;Crawley Wasps (U15)&quot;, &quot;awayTeam&quot;:&quot;STBGFC Storm&quot;}" calcext:value-type="string">
            <text:p>{"__v":0,"index":12,"pitch":"12","competition":{"name":"U15", "section":"Girls", "group":"1"},"tag":"12", "homeTeam":"Crawley Wasps (U15)", "awayTeam":"STBGFC Storm"}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14];TRANSLATED_TEAM_NAMES;['1 Group of 5 League Format'.$C14]+1)" office:value-type="string" office:string-value="STBGFC Scorpions" calcext:value-type="string">
            <text:p>STBGFC Scorpions</text:p>
          </table:table-cell>
          <table:table-cell table:style-name="ce10" table:formula="of:=VLOOKUP(['1 Group of 5 League Format'.E14];TRANSLATED_TEAM_NAMES;['1 Group of 5 League Format'.$C14]+1)" office:value-type="string" office:string-value="Petersfield Galaxy" calcext:value-type="string">
            <text:p>Petersfield Galaxy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5&quot;, &quot;section&quot;:&quot;Girls&quot;, &quot;group&quot;:&quot;1&quot;},&quot;tag&quot;:&quot;13&quot;, &quot;homeTeam&quot;:&quot;STBGFC Scorpions&quot;, &quot;awayTeam&quot;:&quot;Petersfield Galaxy&quot;}" calcext:value-type="string">
            <text:p>{"__v":0,"index":13,"pitch":"12","competition":{"name":"U15", "section":"Girls", "group":"1"},"tag":"13", "homeTeam":"STBGFC Scorpions", "awayTeam":"Petersfield Galaxy"}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5];TRANSLATED_TEAM_NAMES;['1 Group of 5 League Format'.$C15]+1)" office:value-type="string" office:string-value="STBGFC Storm" calcext:value-type="string">
            <text:p>STBGFC Storm</text:p>
          </table:table-cell>
          <table:table-cell table:style-name="ce10" table:formula="of:=VLOOKUP(['1 Group of 5 League Format'.E15];TRANSLATED_TEAM_NAMES;['1 Group of 5 League Format'.$C15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5&quot;, &quot;section&quot;:&quot;Girls&quot;, &quot;group&quot;:&quot;1&quot;},&quot;tag&quot;:&quot;14&quot;, &quot;homeTeam&quot;:&quot;STBGFC Storm&quot;, &quot;awayTeam&quot;:&quot;Rustington Raiders (U15)&quot;}" calcext:value-type="string">
            <text:p>{"__v":0,"index":14,"pitch":"12","competition":{"name":"U15", "section":"Girls", "group":"1"},"tag":"14", "homeTeam":"STBGFC Storm", "awayTeam":"Rustington Raiders (U15)"}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16];TRANSLATED_TEAM_NAMES;['1 Group of 5 League Format'.$C16]+1)" office:value-type="string" office:string-value="Petersfield Galaxy" calcext:value-type="string">
            <text:p>Petersfield Galaxy</text:p>
          </table:table-cell>
          <table:table-cell table:style-name="ce10" table:formula="of:=VLOOKUP(['1 Group of 5 League Format'.E16];TRANSLATED_TEAM_NAMES;['1 Group of 5 League Format'.$C16]+1)" office:value-type="string" office:string-value="Crawley Wasps (U15)" calcext:value-type="string">
            <text:p>Crawley Wasp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5&quot;, &quot;section&quot;:&quot;Girls&quot;, &quot;group&quot;:&quot;1&quot;},&quot;tag&quot;:&quot;15&quot;, &quot;homeTeam&quot;:&quot;Petersfield Galaxy&quot;, &quot;awayTeam&quot;:&quot;Crawley Wasps (U15)&quot;}" calcext:value-type="string">
            <text:p>{"__v":0,"index":15,"pitch":"12","competition":{"name":"U15", "section":"Girls", "group":"1"},"tag":"15", "homeTeam":"Petersfield Galaxy", "awayTeam":"Crawley Wasps (U15)"}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7];TRANSLATED_TEAM_NAMES;['1 Group of 5 League Format'.$C17]+1)" office:value-type="string" office:string-value="STBGFC Storm" calcext:value-type="string">
            <text:p>STBGFC Storm</text:p>
          </table:table-cell>
          <table:table-cell table:style-name="ce10" table:formula="of:=VLOOKUP(['1 Group of 5 League Format'.E17];TRANSLATED_TEAM_NAMES;['1 Group of 5 League Format'.$C17]+1)" office:value-type="string" office:string-value="STBGFC Scorpions" calcext:value-type="string">
            <text:p>STBGFC Scorpions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5&quot;, &quot;section&quot;:&quot;Girls&quot;, &quot;group&quot;:&quot;1&quot;},&quot;tag&quot;:&quot;16&quot;, &quot;homeTeam&quot;:&quot;STBGFC Storm&quot;, &quot;awayTeam&quot;:&quot;STBGFC Scorpions&quot;}" calcext:value-type="string">
            <text:p>{"__v":0,"index":16,"pitch":"12","competition":{"name":"U15", "section":"Girls", "group":"1"},"tag":"16", "homeTeam":"STBGFC Storm", "awayTeam":"STBGFC Scorpions"}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8];TRANSLATED_TEAM_NAMES;['1 Group of 5 League Format'.$C18]+1)" office:value-type="string" office:string-value="Crawley Wasps (U15)" calcext:value-type="string">
            <text:p>Crawley Wasps (U15)</text:p>
          </table:table-cell>
          <table:table-cell table:style-name="ce10" table:formula="of:=VLOOKUP(['1 Group of 5 League Format'.E18];TRANSLATED_TEAM_NAMES;['1 Group of 5 League Format'.$C18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5&quot;, &quot;section&quot;:&quot;Girls&quot;, &quot;group&quot;:&quot;1&quot;},&quot;tag&quot;:&quot;17&quot;, &quot;homeTeam&quot;:&quot;Crawley Wasps (U15)&quot;, &quot;awayTeam&quot;:&quot;Rustington Raiders (U15)&quot;}" calcext:value-type="string">
            <text:p>{"__v":0,"index":17,"pitch":"12","competition":{"name":"U15", "section":"Girls", "group":"1"},"tag":"17", "homeTeam":"Crawley Wasps (U15)", "awayTeam":"Rustington Raiders (U15)"}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9];TRANSLATED_TEAM_NAMES;['1 Group of 5 League Format'.$C19]+1)" office:value-type="string" office:string-value="Petersfield Galaxy" calcext:value-type="string">
            <text:p>Petersfield Galaxy</text:p>
          </table:table-cell>
          <table:table-cell table:style-name="ce10" table:formula="of:=VLOOKUP(['1 Group of 5 League Format'.E19];TRANSLATED_TEAM_NAMES;['1 Group of 5 League Format'.$C19]+1)" office:value-type="string" office:string-value="STBGFC Storm" calcext:value-type="string">
            <text:p>STBGFC Storm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5&quot;, &quot;section&quot;:&quot;Girls&quot;, &quot;group&quot;:&quot;1&quot;},&quot;tag&quot;:&quot;18&quot;, &quot;homeTeam&quot;:&quot;Petersfield Galaxy&quot;, &quot;awayTeam&quot;:&quot;STBGFC Storm&quot;}" calcext:value-type="string">
            <text:p>{"__v":0,"index":18,"pitch":"12","competition":{"name":"U15", "section":"Girls", "group":"1"},"tag":"18", "homeTeam":"Petersfield Galaxy", "awayTeam":"STBGFC Storm"}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20];TRANSLATED_TEAM_NAMES;['1 Group of 5 League Format'.$C20]+1)" office:value-type="string" office:string-value="STBGFC Scorpions" calcext:value-type="string">
            <text:p>STBGFC Scorpions</text:p>
          </table:table-cell>
          <table:table-cell table:style-name="ce10" table:formula="of:=VLOOKUP(['1 Group of 5 League Format'.E20];TRANSLATED_TEAM_NAMES;['1 Group of 5 League Format'.$C20]+1)" office:value-type="string" office:string-value="Crawley Wasps (U15)" calcext:value-type="string">
            <text:p>Crawley Wasp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5&quot;, &quot;section&quot;:&quot;Girls&quot;, &quot;group&quot;:&quot;1&quot;},&quot;tag&quot;:&quot;19&quot;, &quot;homeTeam&quot;:&quot;STBGFC Scorpions&quot;, &quot;awayTeam&quot;:&quot;Crawley Wasps (U15)&quot;}" calcext:value-type="string">
            <text:p>{"__v":0,"index":19,"pitch":"12","competition":{"name":"U15", "section":"Girls", "group":"1"},"tag":"19", "homeTeam":"STBGFC Scorpions", "awayTeam":"Crawley Wasps (U15)"}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21];TRANSLATED_TEAM_NAMES;['1 Group of 5 League Format'.$C21]+1)" office:value-type="string" office:string-value="Rustington Raiders (U15)" calcext:value-type="string">
            <text:p>Rustington Raiders (U15)</text:p>
          </table:table-cell>
          <table:table-cell table:style-name="ce10" table:formula="of:=VLOOKUP(['1 Group of 5 League Format'.E21];TRANSLATED_TEAM_NAMES;['1 Group of 5 League Format'.$C21]+1)" office:value-type="string" office:string-value="Petersfield Galaxy" calcext:value-type="string">
            <text:p>Petersfield Galaxy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5&quot;, &quot;section&quot;:&quot;Girls&quot;, &quot;group&quot;:&quot;1&quot;},&quot;tag&quot;:&quot;20&quot;, &quot;homeTeam&quot;:&quot;Rustington Raiders (U15)&quot;, &quot;awayTeam&quot;:&quot;Petersfield Galaxy&quot;}" calcext:value-type="string">
            <text:p>{"__v":0,"index":20,"pitch":"12","competition":{"name":"U15", "section":"Girls", "group":"1"},"tag":"20", "homeTeam":"Rustington Raiders (U15)", "awayTeam":"Petersfield Galaxy"}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 Groups of 6 KO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];TRANSLATED_TEAM_NAMES;['2 Groups of 6 KO Format'.$C2]+1)" office:value-type="string" office:string-value="STBGFC Scorpions" calcext:value-type="string">
            <text:p>STBGFC Scorpions</text:p>
          </table:table-cell>
          <table:table-cell table:style-name="ce10" table:formula="of:=VLOOKUP(['2 Groups of 6 KO Format'.E2];TRANSLATED_TEAM_NAMES;['2 Groups of 6 KO Format'.$C2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9","competition":{"name":"U15", "section":"Girls", "group":"1"},"tag":"1", "homeTeam":"STBGFC Scorpions", "awayTeam":"Rustington Raiders (U15)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3];TRANSLATED_TEAM_NAMES;['2 Groups of 6 KO Format'.$C3]+1)" office:value-type="string" office:string-value="Petersfield Galaxy" calcext:value-type="string">
            <text:p>Petersfield Galaxy</text:p>
          </table:table-cell>
          <table:table-cell table:style-name="ce10" table:formula="of:=VLOOKUP(['2 Groups of 6 KO Format'.E3];TRANSLATED_TEAM_NAMES;['2 Groups of 6 KO Format'.$C3]+1)" office:value-type="string" office:string-value="STBGFC Storm" calcext:value-type="string">
            <text:p>STBGFC Storm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0&quot;,&quot;competition&quot;:{&quot;name&quot;:&quot;U15&quot;, &quot;section&quot;:&quot;Girls&quot;, &quot;group&quot;:&quot;1&quot;},&quot;tag&quot;:&quot;1&quot;, &quot;homeTeam&quot;:&quot;Petersfield Galaxy&quot;, &quot;awayTeam&quot;:&quot;STBGFC Storm&quot;}" calcext:value-type="string">
            <text:p>{"__v":0,"index":2,"pitch":"10","competition":{"name":"U15", "section":"Girls", "group":"1"},"tag":"1", "homeTeam":"Petersfield Galaxy", "awayTeam":"STBGFC Storm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4];TRANSLATED_TEAM_NAMES;['2 Groups of 6 KO Format'.$C4]+1)" office:value-type="string" office:string-value="Crawley Wasps (U15)" calcext:value-type="string">
            <text:p>Crawley Wasps (U15)</text:p>
          </table:table-cell>
          <table:table-cell table:style-name="ce10" table:formula="of:=VLOOKUP(['2 Groups of 6 KO Format'.E4];TRANSLATED_TEAM_NAMES;['2 Groups of 6 KO Format'.$C4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1&quot;,&quot;competition&quot;:{&quot;name&quot;:&quot;U15&quot;, &quot;section&quot;:&quot;Girls&quot;, &quot;group&quot;:&quot;1&quot;},&quot;tag&quot;:&quot;1&quot;, &quot;homeTeam&quot;:&quot;Crawley Wasps (U15)&quot;, &quot;awayTeam&quot;:&quot;&quot;}" calcext:value-type="string">
            <text:p>{"__v":0,"index":3,"pitch":"11","competition":{"name":"U15", "section":"Girls", "group":"1"},"tag":"1", "homeTeam":"Crawley Wasps (U15)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5];TRANSLATED_TEAM_NAMES;['2 Groups of 6 KO Format'.$C5]+1)">
            <text:p/>
          </table:table-cell>
          <table:table-cell table:style-name="ce10" table:formula="of:=VLOOKUP(['2 Groups of 6 KO Format'.E5];TRANSLATED_TEAM_NAMES;['2 Groups of 6 KO Format'.$C5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9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4,"pitch":"9","competition":{"name":"U15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6];TRANSLATED_TEAM_NAMES;['2 Groups of 6 KO Format'.$C6]+1)">
            <text:p/>
          </table:table-cell>
          <table:table-cell table:style-name="ce10" table:formula="of:=VLOOKUP(['2 Groups of 6 KO Format'.E6];TRANSLATED_TEAM_NAMES;['2 Groups of 6 KO Format'.$C6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0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5,"pitch":"10","competition":{"name":"U15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7];TRANSLATED_TEAM_NAMES;['2 Groups of 6 KO Format'.$C7]+1)">
            <text:p/>
          </table:table-cell>
          <table:table-cell table:style-name="ce10" table:formula="of:=VLOOKUP(['2 Groups of 6 KO Format'.E7];TRANSLATED_TEAM_NAMES;['2 Groups of 6 KO Format'.$C7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1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6,"pitch":"11","competition":{"name":"U15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8];TRANSLATED_TEAM_NAMES;['2 Groups of 6 KO Format'.$C8]+1)" office:value-type="string" office:string-value="STBGFC Storm" calcext:value-type="string">
            <text:p>STBGFC Storm</text:p>
          </table:table-cell>
          <table:table-cell table:style-name="ce10" table:formula="of:=VLOOKUP(['2 Groups of 6 KO Format'.E8];TRANSLATED_TEAM_NAMES;['2 Groups of 6 KO Format'.$C8]+1)" office:value-type="string" office:string-value="STBGFC Scorpions" calcext:value-type="string">
            <text:p>STBGFC Scorpions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9&quot;,&quot;competition&quot;:{&quot;name&quot;:&quot;U15&quot;, &quot;section&quot;:&quot;Girls&quot;, &quot;group&quot;:&quot;1&quot;},&quot;tag&quot;:&quot;3&quot;, &quot;homeTeam&quot;:&quot;STBGFC Storm&quot;, &quot;awayTeam&quot;:&quot;STBGFC Scorpions&quot;}" calcext:value-type="string">
            <text:p>{"__v":0,"index":7,"pitch":"9","competition":{"name":"U15", "section":"Girls", "group":"1"},"tag":"3", "homeTeam":"STBGFC Storm", "awayTeam":"STBGFC Scorpion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9];TRANSLATED_TEAM_NAMES;['2 Groups of 6 KO Format'.$C9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6 KO Format'.E9];TRANSLATED_TEAM_NAMES;['2 Groups of 6 KO Format'.$C9]+1)" office:value-type="string" office:string-value="Crawley Wasps (U15)" calcext:value-type="string">
            <text:p>Crawley Wasps (U15)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0&quot;,&quot;competition&quot;:{&quot;name&quot;:&quot;U15&quot;, &quot;section&quot;:&quot;Girls&quot;, &quot;group&quot;:&quot;1&quot;},&quot;tag&quot;:&quot;3&quot;, &quot;homeTeam&quot;:&quot;Rustington Raiders (U15)&quot;, &quot;awayTeam&quot;:&quot;Crawley Wasps (U15)&quot;}" calcext:value-type="string">
            <text:p>{"__v":0,"index":8,"pitch":"10","competition":{"name":"U15", "section":"Girls", "group":"1"},"tag":"3", "homeTeam":"Rustington Raiders (U15)", "awayTeam":"Crawley Wasps (U15)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0];TRANSLATED_TEAM_NAMES;['2 Groups of 6 KO Format'.$C10]+1)" office:value-type="string" office:string-value="Petersfield Galaxy" calcext:value-type="string">
            <text:p>Petersfield Galaxy</text:p>
          </table:table-cell>
          <table:table-cell table:style-name="ce10" table:formula="of:=VLOOKUP(['2 Groups of 6 KO Format'.E10];TRANSLATED_TEAM_NAMES;['2 Groups of 6 KO Format'.$C10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1&quot;,&quot;competition&quot;:{&quot;name&quot;:&quot;U15&quot;, &quot;section&quot;:&quot;Girls&quot;, &quot;group&quot;:&quot;1&quot;},&quot;tag&quot;:&quot;3&quot;, &quot;homeTeam&quot;:&quot;Petersfield Galaxy&quot;, &quot;awayTeam&quot;:&quot;&quot;}" calcext:value-type="string">
            <text:p>{"__v":0,"index":9,"pitch":"11","competition":{"name":"U15", "section":"Girls", "group":"1"},"tag":"3", "homeTeam":"Petersfield Galaxy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11];TRANSLATED_TEAM_NAMES;['2 Groups of 6 KO Format'.$C11]+1)">
            <text:p/>
          </table:table-cell>
          <table:table-cell table:style-name="ce10" table:formula="of:=VLOOKUP(['2 Groups of 6 KO Format'.E11];TRANSLATED_TEAM_NAMES;['2 Groups of 6 KO Format'.$C11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9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0,"pitch":"9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12];TRANSLATED_TEAM_NAMES;['2 Groups of 6 KO Format'.$C12]+1)">
            <text:p/>
          </table:table-cell>
          <table:table-cell table:style-name="ce10" table:formula="of:=VLOOKUP(['2 Groups of 6 KO Format'.E12];TRANSLATED_TEAM_NAMES;['2 Groups of 6 KO Format'.$C12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0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1,"pitch":"10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3];TRANSLATED_TEAM_NAMES;['2 Groups of 6 KO Format'.$C13]+1)">
            <text:p/>
          </table:table-cell>
          <table:table-cell table:style-name="ce10" table:formula="of:=VLOOKUP(['2 Groups of 6 KO Format'.E13];TRANSLATED_TEAM_NAMES;['2 Groups of 6 KO Format'.$C13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1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2,"pitch":"11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4];TRANSLATED_TEAM_NAMES;['2 Groups of 6 KO Format'.$C14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6 KO Format'.E14];TRANSLATED_TEAM_NAMES;['2 Groups of 6 KO Format'.$C14]+1)" office:value-type="string" office:string-value="STBGFC Storm" calcext:value-type="string">
            <text:p>STBGFC Storm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9&quot;,&quot;competition&quot;:{&quot;name&quot;:&quot;U15&quot;, &quot;section&quot;:&quot;Girls&quot;, &quot;group&quot;:&quot;1&quot;},&quot;tag&quot;:&quot;5&quot;, &quot;homeTeam&quot;:&quot;Rustington Raiders (U15)&quot;, &quot;awayTeam&quot;:&quot;STBGFC Storm&quot;}" calcext:value-type="string">
            <text:p>{"__v":0,"index":13,"pitch":"9","competition":{"name":"U15", "section":"Girls", "group":"1"},"tag":"5", "homeTeam":"Rustington Raiders (U15)", "awayTeam":"STBGFC Storm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5];TRANSLATED_TEAM_NAMES;['2 Groups of 6 KO Format'.$C15]+1)" office:value-type="string" office:string-value="Crawley Wasps (U15)" calcext:value-type="string">
            <text:p>Crawley Wasps (U15)</text:p>
          </table:table-cell>
          <table:table-cell table:style-name="ce10" table:formula="of:=VLOOKUP(['2 Groups of 6 KO Format'.E15];TRANSLATED_TEAM_NAMES;['2 Groups of 6 KO Format'.$C15]+1)" office:value-type="string" office:string-value="Petersfield Galaxy" calcext:value-type="string">
            <text:p>Petersfield Galaxy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5&quot;, &quot;section&quot;:&quot;Girls&quot;, &quot;group&quot;:&quot;1&quot;},&quot;tag&quot;:&quot;5&quot;, &quot;homeTeam&quot;:&quot;Crawley Wasps (U15)&quot;, &quot;awayTeam&quot;:&quot;Petersfield Galaxy&quot;}" calcext:value-type="string">
            <text:p>{"__v":0,"index":14,"pitch":"10","competition":{"name":"U15", "section":"Girls", "group":"1"},"tag":"5", "homeTeam":"Crawley Wasps (U15)", "awayTeam":"Petersfield Galaxy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6];TRANSLATED_TEAM_NAMES;['2 Groups of 6 KO Format'.$C16]+1)" office:value-type="string" office:string-value="STBGFC Scorpions" calcext:value-type="string">
            <text:p>STBGFC Scorpions</text:p>
          </table:table-cell>
          <table:table-cell table:style-name="ce10" table:formula="of:=VLOOKUP(['2 Groups of 6 KO Format'.E16];TRANSLATED_TEAM_NAMES;['2 Groups of 6 KO Format'.$C16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1&quot;,&quot;competition&quot;:{&quot;name&quot;:&quot;U15&quot;, &quot;section&quot;:&quot;Girls&quot;, &quot;group&quot;:&quot;1&quot;},&quot;tag&quot;:&quot;5&quot;, &quot;homeTeam&quot;:&quot;STBGFC Scorpions&quot;, &quot;awayTeam&quot;:&quot;&quot;}" calcext:value-type="string">
            <text:p>{"__v":0,"index":15,"pitch":"11","competition":{"name":"U15", "section":"Girls", "group":"1"},"tag":"5", "homeTeam":"STBGFC Scorpions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7];TRANSLATED_TEAM_NAMES;['2 Groups of 6 KO Format'.$C17]+1)">
            <text:p/>
          </table:table-cell>
          <table:table-cell table:style-name="ce10" table:formula="of:=VLOOKUP(['2 Groups of 6 KO Format'.E17];TRANSLATED_TEAM_NAMES;['2 Groups of 6 KO Format'.$C17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9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6,"pitch":"9","competition":{"name":"U15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8];TRANSLATED_TEAM_NAMES;['2 Groups of 6 KO Format'.$C18]+1)">
            <text:p/>
          </table:table-cell>
          <table:table-cell table:style-name="ce10" table:formula="of:=VLOOKUP(['2 Groups of 6 KO Format'.E18];TRANSLATED_TEAM_NAMES;['2 Groups of 6 KO Format'.$C18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0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7,"pitch":"10","competition":{"name":"U15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9];TRANSLATED_TEAM_NAMES;['2 Groups of 6 KO Format'.$C19]+1)">
            <text:p/>
          </table:table-cell>
          <table:table-cell table:style-name="ce10" table:formula="of:=VLOOKUP(['2 Groups of 6 KO Format'.E19];TRANSLATED_TEAM_NAMES;['2 Groups of 6 KO Format'.$C19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1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8,"pitch":"11","competition":{"name":"U15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0];TRANSLATED_TEAM_NAMES;['2 Groups of 6 KO Format'.$C20]+1)">
            <text:p/>
          </table:table-cell>
          <table:table-cell table:style-name="ce10" table:formula="of:=VLOOKUP(['2 Groups of 6 KO Format'.E20];TRANSLATED_TEAM_NAMES;['2 Groups of 6 KO Format'.$C20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9&quot;,&quot;competition&quot;:{&quot;name&quot;:&quot;U15&quot;, &quot;section&quot;:&quot;Girls&quot;, &quot;group&quot;:&quot;1&quot;},&quot;tag&quot;:&quot;7&quot;, &quot;homeTeam&quot;:&quot;&quot;, &quot;awayTeam&quot;:&quot;Rustington Raiders (U15)&quot;}" calcext:value-type="string">
            <text:p>{"__v":0,"index":19,"pitch":"9","competition":{"name":"U15", "section":"Girls", "group":"1"},"tag":"7", "homeTeam":"", "awayTeam":"Rustington Raiders (U15)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1];TRANSLATED_TEAM_NAMES;['2 Groups of 6 KO Format'.$C21]+1)" office:value-type="string" office:string-value="STBGFC Storm" calcext:value-type="string">
            <text:p>STBGFC Storm</text:p>
          </table:table-cell>
          <table:table-cell table:style-name="ce10" table:formula="of:=VLOOKUP(['2 Groups of 6 KO Format'.E21];TRANSLATED_TEAM_NAMES;['2 Groups of 6 KO Format'.$C21]+1)" office:value-type="string" office:string-value="Crawley Wasps (U15)" calcext:value-type="string">
            <text:p>Crawley Wasps (U15)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0&quot;,&quot;competition&quot;:{&quot;name&quot;:&quot;U15&quot;, &quot;section&quot;:&quot;Girls&quot;, &quot;group&quot;:&quot;1&quot;},&quot;tag&quot;:&quot;7&quot;, &quot;homeTeam&quot;:&quot;STBGFC Storm&quot;, &quot;awayTeam&quot;:&quot;Crawley Wasps (U15)&quot;}" calcext:value-type="string">
            <text:p>{"__v":0,"index":20,"pitch":"10","competition":{"name":"U15", "section":"Girls", "group":"1"},"tag":"7", "homeTeam":"STBGFC Storm", "awayTeam":"Crawley Wasps (U15)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2];TRANSLATED_TEAM_NAMES;['2 Groups of 6 KO Format'.$C22]+1)" office:value-type="string" office:string-value="Petersfield Galaxy" calcext:value-type="string">
            <text:p>Petersfield Galaxy</text:p>
          </table:table-cell>
          <table:table-cell table:style-name="ce10" table:formula="of:=VLOOKUP(['2 Groups of 6 KO Format'.E22];TRANSLATED_TEAM_NAMES;['2 Groups of 6 KO Format'.$C22]+1)" office:value-type="string" office:string-value="STBGFC Scorpions" calcext:value-type="string">
            <text:p>STBGFC Scorpions</text:p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1&quot;,&quot;competition&quot;:{&quot;name&quot;:&quot;U15&quot;, &quot;section&quot;:&quot;Girls&quot;, &quot;group&quot;:&quot;1&quot;},&quot;tag&quot;:&quot;7&quot;, &quot;homeTeam&quot;:&quot;Petersfield Galaxy&quot;, &quot;awayTeam&quot;:&quot;STBGFC Scorpions&quot;}" calcext:value-type="string">
            <text:p>{"__v":0,"index":21,"pitch":"11","competition":{"name":"U15", "section":"Girls", "group":"1"},"tag":"7", "homeTeam":"Petersfield Galaxy", "awayTeam":"STBGFC Scorpions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3];TRANSLATED_TEAM_NAMES;['2 Groups of 6 KO Format'.$C23]+1)">
            <text:p/>
          </table:table-cell>
          <table:table-cell table:style-name="ce10" table:formula="of:=VLOOKUP(['2 Groups of 6 KO Format'.E23];TRANSLATED_TEAM_NAMES;['2 Groups of 6 KO Format'.$C23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9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index":22,"pitch":"9","competition":{"name":"U15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4];TRANSLATED_TEAM_NAMES;['2 Groups of 6 KO Format'.$C24]+1)">
            <text:p/>
          </table:table-cell>
          <table:table-cell table:style-name="ce10" table:formula="of:=VLOOKUP(['2 Groups of 6 KO Format'.E24];TRANSLATED_TEAM_NAMES;['2 Groups of 6 KO Format'.$C24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10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index":23,"pitch":"10","competition":{"name":"U15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5];TRANSLATED_TEAM_NAMES;['2 Groups of 6 KO Format'.$C25]+1)">
            <text:p/>
          </table:table-cell>
          <table:table-cell table:style-name="ce10" table:formula="of:=VLOOKUP(['2 Groups of 6 KO Format'.E25];TRANSLATED_TEAM_NAMES;['2 Groups of 6 KO Format'.$C25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11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index":24,"pitch":"11","competition":{"name":"U15", "section":"Girl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6];TRANSLATED_TEAM_NAMES;['2 Groups of 6 KO Format'.$C26]+1)">
            <text:p/>
          </table:table-cell>
          <table:table-cell table:style-name="ce10" table:formula="of:=VLOOKUP(['2 Groups of 6 KO Format'.E26];TRANSLATED_TEAM_NAMES;['2 Groups of 6 KO Format'.$C26]+1)" office:value-type="string" office:string-value="STBGFC Storm" calcext:value-type="string">
            <text:p>STBGFC Storm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9&quot;,&quot;competition&quot;:{&quot;name&quot;:&quot;U15&quot;, &quot;section&quot;:&quot;Girls&quot;, &quot;group&quot;:&quot;1&quot;},&quot;tag&quot;:&quot;9&quot;, &quot;homeTeam&quot;:&quot;&quot;, &quot;awayTeam&quot;:&quot;STBGFC Storm&quot;}" calcext:value-type="string">
            <text:p>{"__v":0,"index":25,"pitch":"9","competition":{"name":"U15", "section":"Girls", "group":"1"},"tag":"9", "homeTeam":"", "awayTeam":"STBGFC Storm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27];TRANSLATED_TEAM_NAMES;['2 Groups of 6 KO Format'.$C27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6 KO Format'.E27];TRANSLATED_TEAM_NAMES;['2 Groups of 6 KO Format'.$C27]+1)" office:value-type="string" office:string-value="Petersfield Galaxy" calcext:value-type="string">
            <text:p>Petersfield Galaxy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10&quot;,&quot;competition&quot;:{&quot;name&quot;:&quot;U15&quot;, &quot;section&quot;:&quot;Girls&quot;, &quot;group&quot;:&quot;1&quot;},&quot;tag&quot;:&quot;9&quot;, &quot;homeTeam&quot;:&quot;Rustington Raiders (U15)&quot;, &quot;awayTeam&quot;:&quot;Petersfield Galaxy&quot;}" calcext:value-type="string">
            <text:p>{"__v":0,"index":26,"pitch":"10","competition":{"name":"U15", "section":"Girls", "group":"1"},"tag":"9", "homeTeam":"Rustington Raiders (U15)", "awayTeam":"Petersfield Galaxy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8];TRANSLATED_TEAM_NAMES;['2 Groups of 6 KO Format'.$C28]+1)" office:value-type="string" office:string-value="Crawley Wasps (U15)" calcext:value-type="string">
            <text:p>Crawley Wasps (U15)</text:p>
          </table:table-cell>
          <table:table-cell table:style-name="ce10" table:formula="of:=VLOOKUP(['2 Groups of 6 KO Format'.E28];TRANSLATED_TEAM_NAMES;['2 Groups of 6 KO Format'.$C28]+1)" office:value-type="string" office:string-value="STBGFC Scorpions" calcext:value-type="string">
            <text:p>STBGFC Scorpions</text:p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11&quot;,&quot;competition&quot;:{&quot;name&quot;:&quot;U15&quot;, &quot;section&quot;:&quot;Girls&quot;, &quot;group&quot;:&quot;1&quot;},&quot;tag&quot;:&quot;9&quot;, &quot;homeTeam&quot;:&quot;Crawley Wasps (U15)&quot;, &quot;awayTeam&quot;:&quot;STBGFC Scorpions&quot;}" calcext:value-type="string">
            <text:p>{"__v":0,"index":27,"pitch":"11","competition":{"name":"U15", "section":"Girls", "group":"1"},"tag":"9", "homeTeam":"Crawley Wasps (U15)", "awayTeam":"STBGFC Scorpions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9];TRANSLATED_TEAM_NAMES;['2 Groups of 6 KO Format'.$C29]+1)">
            <text:p/>
          </table:table-cell>
          <table:table-cell table:style-name="ce10" table:formula="of:=VLOOKUP(['2 Groups of 6 KO Format'.E29];TRANSLATED_TEAM_NAMES;['2 Groups of 6 KO Format'.$C29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9&quot;,&quot;competition&quot;:{&quot;name&quot;:&quot;U15&quot;, &quot;section&quot;:&quot;Girls&quot;, &quot;group&quot;:&quot;2&quot;},&quot;tag&quot;:&quot;10&quot;, &quot;homeTeam&quot;:&quot;&quot;, &quot;awayTeam&quot;:&quot;&quot;}" calcext:value-type="string">
            <text:p>{"__v":0,"index":28,"pitch":"9","competition":{"name":"U15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30];TRANSLATED_TEAM_NAMES;['2 Groups of 6 KO Format'.$C30]+1)">
            <text:p/>
          </table:table-cell>
          <table:table-cell table:style-name="ce10" table:formula="of:=VLOOKUP(['2 Groups of 6 KO Format'.E30];TRANSLATED_TEAM_NAMES;['2 Groups of 6 KO Format'.$C30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0&quot;,&quot;competition&quot;:{&quot;name&quot;:&quot;U15&quot;, &quot;section&quot;:&quot;Girls&quot;, &quot;group&quot;:&quot;2&quot;},&quot;tag&quot;:&quot;10&quot;, &quot;homeTeam&quot;:&quot;&quot;, &quot;awayTeam&quot;:&quot;&quot;}" calcext:value-type="string">
            <text:p>{"__v":0,"index":29,"pitch":"10","competition":{"name":"U15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31];TRANSLATED_TEAM_NAMES;['2 Groups of 6 KO Format'.$C31]+1)">
            <text:p/>
          </table:table-cell>
          <table:table-cell table:style-name="ce10" table:formula="of:=VLOOKUP(['2 Groups of 6 KO Format'.E31];TRANSLATED_TEAM_NAMES;['2 Groups of 6 KO Format'.$C31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11&quot;,&quot;competition&quot;:{&quot;name&quot;:&quot;U15&quot;, &quot;section&quot;:&quot;Girls&quot;, &quot;group&quot;:&quot;2&quot;},&quot;tag&quot;:&quot;10&quot;, &quot;homeTeam&quot;:&quot;&quot;, &quot;awayTeam&quot;:&quot;&quot;}" calcext:value-type="string">
            <text:p>{"__v":0,"index":30,"pitch":"11","competition":{"name":"U15", "section":"Girls", "group":"2"},"tag":"10", "homeTeam":"", "awayTeam":"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&amp;&quot;_&quot;&amp;SECTION&amp;&quot;_QF1&quot;" office:value-type="string" office:string-value="U15_Girls_QF1" calcext:value-type="string">
            <text:p>U15_Girls_QF1</text:p>
          </table:table-cell>
          <table:table-cell table:style-name="ce10" table:formula="of:=AGE_GROUP&amp;&quot;_&quot;&amp;SECTION&amp;&quot;_G1_P1&quot;" office:value-type="string" office:string-value="U15_Girls_G1_P1" calcext:value-type="string">
            <text:p>U15_Girls_G1_P1</text:p>
          </table:table-cell>
          <table:table-cell table:style-name="ce10" table:formula="of:=AGE_GROUP&amp;&quot;_&quot;&amp;SECTION&amp;&quot;_G2_P4&quot;" office:value-type="string" office:string-value="U15_Girls_G2_P4" calcext:value-type="string">
            <text:p>U15_Girls_G2_P4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9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index":31,"pitch":"9","competition":{"name":"U15", "section":"Girls"},"tag":"QF1", "homeTeam":"Winner Group 1", "awayTeam":"4th Group 2", "homeTeamFrom":"U15_Girls_G1_P1", "awayTeamFrom":"U15_Girls_G2_P4", "stage2Tag":"U15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formula="of:=AGE_GROUP&amp;&quot;_&quot;&amp;SECTION&amp;&quot;_QF2&quot;" office:value-type="string" office:string-value="U15_Girls_QF2" calcext:value-type="string">
            <text:p>U15_Girls_QF2</text:p>
          </table:table-cell>
          <table:table-cell table:style-name="ce10" table:formula="of:=AGE_GROUP&amp;&quot;_&quot;&amp;SECTION&amp;&quot;_G2_P1&quot;" office:value-type="string" office:string-value="U15_Girls_G2_P1" calcext:value-type="string">
            <text:p>U15_Girls_G2_P1</text:p>
          </table:table-cell>
          <table:table-cell table:style-name="ce10" table:formula="of:=AGE_GROUP&amp;&quot;_&quot;&amp;SECTION&amp;&quot;_G1_P4&quot;" office:value-type="string" office:string-value="U15_Girls_G1_P4" calcext:value-type="string">
            <text:p>U15_Girls_G1_P4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10&quot;,&quot;competition&quot;:{&quot;name&quot;:&quot;U15&quot;, &quot;section&quot;:&quot;Girls&quot;},&quot;tag&quot;:&quot;QF2&quot;, &quot;homeTeam&quot;:&quot;Winner Group 2&quot;, &quot;awayTeam&quot;:&quot;4th Group 1&quot;, &quot;homeTeamFrom&quot;:&quot;U15_Girls_G2_P1&quot;, &quot;awayTeamFrom&quot;:&quot;U15_Girls_G1_P4&quot;, &quot;stage2Tag&quot;:&quot;U15_Girls_QF2&quot;}" calcext:value-type="string">
            <text:p>{"__v":0,"index":32,"pitch":"10","competition":{"name":"U15", "section":"Girls"},"tag":"QF2", "homeTeam":"Winner Group 2", "awayTeam":"4th Group 1", "homeTeamFrom":"U15_Girls_G2_P1", "awayTeamFrom":"U15_Girls_G1_P4", "stage2Tag":"U15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&amp;&quot;_&quot;&amp;SECTION&amp;&quot;_QF3&quot;" office:value-type="string" office:string-value="U15_Girls_QF3" calcext:value-type="string">
            <text:p>U15_Girls_QF3</text:p>
          </table:table-cell>
          <table:table-cell table:style-name="ce10" table:formula="of:=AGE_GROUP&amp;&quot;_&quot;&amp;SECTION&amp;&quot;_G1_P2&quot;" office:value-type="string" office:string-value="U15_Girls_G1_P2" calcext:value-type="string">
            <text:p>U15_Girls_G1_P2</text:p>
          </table:table-cell>
          <table:table-cell table:style-name="ce10" table:formula="of:=AGE_GROUP&amp;&quot;_&quot;&amp;SECTION&amp;&quot;_G2_P3&quot;" office:value-type="string" office:string-value="U15_Girls_G2_P3" calcext:value-type="string">
            <text:p>U15_Girls_G2_P3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9&quot;,&quot;competition&quot;:{&quot;name&quot;:&quot;U15&quot;, &quot;section&quot;:&quot;Girls&quot;},&quot;tag&quot;:&quot;QF3&quot;, &quot;homeTeam&quot;:&quot;2nd Group 1&quot;, &quot;awayTeam&quot;:&quot;3rd Group 2&quot;, &quot;homeTeamFrom&quot;:&quot;U15_Girls_G1_P2&quot;, &quot;awayTeamFrom&quot;:&quot;U15_Girls_G2_P3&quot;, &quot;stage2Tag&quot;:&quot;U15_Girls_QF3&quot;}" calcext:value-type="string">
            <text:p>{"__v":0,"index":33,"pitch":"9","competition":{"name":"U15", "section":"Girls"},"tag":"QF3", "homeTeam":"2nd Group 1", "awayTeam":"3rd Group 2", "homeTeamFrom":"U15_Girls_G1_P2", "awayTeamFrom":"U15_Girls_G2_P3", "stage2Tag":"U15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&amp;&quot;_&quot;&amp;SECTION&amp;&quot;_QF4&quot;" office:value-type="string" office:string-value="U15_Girls_QF4" calcext:value-type="string">
            <text:p>U15_Girls_QF4</text:p>
          </table:table-cell>
          <table:table-cell table:style-name="ce10" table:formula="of:=AGE_GROUP&amp;&quot;_&quot;&amp;SECTION&amp;&quot;_G2_P2&quot;" office:value-type="string" office:string-value="U15_Girls_G2_P2" calcext:value-type="string">
            <text:p>U15_Girls_G2_P2</text:p>
          </table:table-cell>
          <table:table-cell table:style-name="ce10" table:formula="of:=AGE_GROUP&amp;&quot;_&quot;&amp;SECTION&amp;&quot;_G1_P3&quot;" office:value-type="string" office:string-value="U15_Girls_G1_P3" calcext:value-type="string">
            <text:p>U15_Girls_G1_P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10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index":34,"pitch":"10","competition":{"name":"U15", "section":"Girls"},"tag":"QF4", "homeTeam":"2nd Group 2", "awayTeam":"3rd Group 1", "homeTeamFrom":"U15_Girls_G2_P2", "awayTeamFrom":"U15_Girls_G1_P3", "stage2Tag":"U15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&amp;&quot;_&quot;&amp;SECTION&amp;&quot;_SF1&quot;" office:value-type="string" office:string-value="U15_Girls_SF1" calcext:value-type="string">
            <text:p>U15_Girls_SF1</text:p>
          </table:table-cell>
          <table:table-cell table:style-name="ce10" table:formula="of:=AGE_GROUP&amp;&quot;_&quot;&amp;SECTION&amp;&quot;_QF1&quot;" office:value-type="string" office:string-value="U15_Girls_QF1" calcext:value-type="string">
            <text:p>U15_Girls_QF1</text:p>
          </table:table-cell>
          <table:table-cell table:style-name="ce10" table:formula="of:=AGE_GROUP&amp;&quot;_&quot;&amp;SECTION&amp;&quot;_QF4&quot;" office:value-type="string" office:string-value="U15_Girls_QF4" calcext:value-type="string">
            <text:p>U15_Girls_QF4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9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index":35,"pitch":"9","competition":{"name":"U15", "section":"Girls"},"tag":"SF1", "homeTeam":"Winner QF1", "awayTeam":"Winner QF4", "homeTeamFrom":"U15_Girls_QF1", "awayTeamFrom":"U15_Girls_QF4", "stage2Tag":"U15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&amp;&quot;_&quot;&amp;SECTION&amp;&quot;_SF2&quot;" office:value-type="string" office:string-value="U15_Girls_SF2" calcext:value-type="string">
            <text:p>U15_Girls_SF2</text:p>
          </table:table-cell>
          <table:table-cell table:style-name="ce10" table:formula="of:=AGE_GROUP&amp;&quot;_&quot;&amp;SECTION&amp;&quot;_QF2&quot;" office:value-type="string" office:string-value="U15_Girls_QF2" calcext:value-type="string">
            <text:p>U15_Girls_QF2</text:p>
          </table:table-cell>
          <table:table-cell table:style-name="ce10" table:formula="of:=AGE_GROUP&amp;&quot;_&quot;&amp;SECTION&amp;&quot;_QF3&quot;" office:value-type="string" office:string-value="U15_Girls_QF3" calcext:value-type="string">
            <text:p>U15_Girls_QF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10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index":36,"pitch":"10","competition":{"name":"U15", "section":"Girls"},"tag":"SF2", "homeTeam":"Winner QF2", "awayTeam":"Winner QF3", "homeTeamFrom":"U15_Girls_QF2", "awayTeamFrom":"U15_Girls_QF3", "stage2Tag":"U15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&amp;&quot;_&quot;&amp;SECTION&amp;&quot;_FNL&quot;" office:value-type="string" office:string-value="U15_Girls_FNL" calcext:value-type="string">
            <text:p>U15_Girls_FNL</text:p>
          </table:table-cell>
          <table:table-cell table:style-name="ce10" table:formula="of:=AGE_GROUP&amp;&quot;_&quot;&amp;SECTION&amp;&quot;_SF1&quot;" office:value-type="string" office:string-value="U15_Girls_SF1" calcext:value-type="string">
            <text:p>U15_Girls_SF1</text:p>
          </table:table-cell>
          <table:table-cell table:style-name="ce10" table:formula="of:=AGE_GROUP&amp;&quot;_&quot;&amp;SECTION&amp;&quot;_SF2&quot;" office:value-type="string" office:string-value="U15_Girls_SF2" calcext:value-type="string">
            <text:p>U15_Girls_SF2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9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index":37,"pitch":"9","competition":{"name":"U15", "section":"Girls"},"tag":"FNL", "homeTeam":"Winner SF1", "awayTeam":"Winner SF2", "homeTeamFrom":"U15_Girls_SF1", "awayTeamFrom":"U15_Girls_SF2", "stage2Tag":"U15_Girls_FNL"}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 Groups of 4 2-Stage Format" table:style-name="ta1">
        <office:forms form:automatic-focus="false" form:apply-design-mode="false"/>
        <table:table-column table:style-name="co4" table:visibility="collapse" table:default-cell-style-name="ce13"/>
        <table:table-column table:style-name="co5" table:visibility="collapse" table:number-columns-repeated="2" table:default-cell-style-name="ce13"/>
        <table:table-column table:style-name="co5" table:visibility="collapse" table:default-cell-style-name="ce16"/>
        <table:table-column table:style-name="co10" table:visibility="collapse" table:default-cell-style-name="ce16"/>
        <table:table-column table:style-name="co11" table:visibility="collapse" table:number-columns-repeated="3" table:default-cell-style-name="ce16"/>
        <table:table-column table:style-name="co11" table:visibility="collapse" table:default-cell-style-name="ce17"/>
        <table:table-column table:style-name="co12" table:default-cell-style-name="ce17"/>
        <table:table-column table:style-name="co9" table:default-cell-style-name="ce12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 office:value-type="string" office:string-value="STBGFC Scorpions" calcext:value-type="string">
            <text:p>STBGFC Scorpions</text:p>
          </table:table-cell>
          <table:table-cell table:style-name="ce9" table:formula="of:=VLOOKUP([.E2];TRANSLATED_TEAM_NAMES;[.$C2]+1)" office:value-type="string" office:string-value="Rustington Raiders (U15)" calcext:value-type="string">
            <text:p>Rustington Raiders (U15)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9","competition":{"name":"U15", "section":"Girls", "group":"1"},"tag":"1", "homeTeam":"STBGFC Scorpions", "awayTeam":"Rustington Raider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 office:value-type="string" office:string-value="STBGFC Storm" calcext:value-type="string">
            <text:p>STBGFC Storm</text:p>
          </table:table-cell>
          <table:table-cell table:style-name="ce9" table:formula="of:=VLOOKUP([.E3];TRANSLATED_TEAM_NAMES;[.$C3]+1)" office:value-type="string" office:string-value="Crawley Wasps (U15)" calcext:value-type="string">
            <text:p>Crawley Wasps (U15)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10&quot;,&quot;competition&quot;:{&quot;name&quot;:&quot;U15&quot;, &quot;section&quot;:&quot;Girls&quot;, &quot;group&quot;:&quot;1&quot;},&quot;tag&quot;:&quot;2&quot;, &quot;homeTeam&quot;:&quot;STBGFC Storm&quot;, &quot;awayTeam&quot;:&quot;Crawley Wasps (U15)&quot;}" calcext:value-type="string">
            <text:p>{"__v":0,"index":2,"pitch":"10","competition":{"name":"U15", "section":"Girls", "group":"1"},"tag":"2", "homeTeam":"STBGFC Storm", "awayTeam":"Crawley Wasp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 office:value-type="string" office:string-value="STBGFC Storm" calcext:value-type="string">
            <text:p>STBGFC Storm</text:p>
          </table:table-cell>
          <table:table-cell table:style-name="ce9" table:formula="of:=VLOOKUP([.E4];TRANSLATED_TEAM_NAMES;[.$C4]+1)" office:value-type="string" office:string-value="STBGFC Scorpions" calcext:value-type="string">
            <text:p>STBGFC Scorpions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9&quot;,&quot;competition&quot;:{&quot;name&quot;:&quot;U15&quot;, &quot;section&quot;:&quot;Girls&quot;, &quot;group&quot;:&quot;1&quot;},&quot;tag&quot;:&quot;3&quot;, &quot;homeTeam&quot;:&quot;STBGFC Storm&quot;, &quot;awayTeam&quot;:&quot;STBGFC Scorpions&quot;}" calcext:value-type="string">
            <text:p>{"__v":0,"index":3,"pitch":"9","competition":{"name":"U15", "section":"Girls", "group":"1"},"tag":"3", "homeTeam":"STBGFC Storm", "awayTeam":"STBGFC Scorpion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 office:value-type="string" office:string-value="Rustington Raiders (U15)" calcext:value-type="string">
            <text:p>Rustington Raiders (U15)</text:p>
          </table:table-cell>
          <table:table-cell table:style-name="ce9" table:formula="of:=VLOOKUP([.E5];TRANSLATED_TEAM_NAMES;[.$C5]+1)" office:value-type="string" office:string-value="Crawley Wasps (U15)" calcext:value-type="string">
            <text:p>Crawley Wasps (U15)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10&quot;,&quot;competition&quot;:{&quot;name&quot;:&quot;U15&quot;, &quot;section&quot;:&quot;Girls&quot;, &quot;group&quot;:&quot;1&quot;},&quot;tag&quot;:&quot;4&quot;, &quot;homeTeam&quot;:&quot;Rustington Raiders (U15)&quot;, &quot;awayTeam&quot;:&quot;Crawley Wasps (U15)&quot;}" calcext:value-type="string">
            <text:p>{"__v":0,"index":4,"pitch":"10","competition":{"name":"U15", "section":"Girls", "group":"1"},"tag":"4", "homeTeam":"Rustington Raiders (U15)", "awayTeam":"Crawley Wasp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 office:value-type="string" office:string-value="Crawley Wasps (U15)" calcext:value-type="string">
            <text:p>Crawley Wasps (U15)</text:p>
          </table:table-cell>
          <table:table-cell table:style-name="ce9" table:formula="of:=VLOOKUP([.E6];TRANSLATED_TEAM_NAMES;[.$C6]+1)" office:value-type="string" office:string-value="STBGFC Scorpions" calcext:value-type="string">
            <text:p>STBGFC Scorpions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9&quot;,&quot;competition&quot;:{&quot;name&quot;:&quot;U15&quot;, &quot;section&quot;:&quot;Girls&quot;, &quot;group&quot;:&quot;1&quot;},&quot;tag&quot;:&quot;5&quot;, &quot;homeTeam&quot;:&quot;Crawley Wasps (U15)&quot;, &quot;awayTeam&quot;:&quot;STBGFC Scorpions&quot;}" calcext:value-type="string">
            <text:p>{"__v":0,"index":5,"pitch":"9","competition":{"name":"U15", "section":"Girls", "group":"1"},"tag":"5", "homeTeam":"Crawley Wasps (U15)", "awayTeam":"STBGFC Scorpion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 office:value-type="string" office:string-value="Rustington Raiders (U15)" calcext:value-type="string">
            <text:p>Rustington Raiders (U15)</text:p>
          </table:table-cell>
          <table:table-cell table:style-name="ce9" table:formula="of:=VLOOKUP([.E7];TRANSLATED_TEAM_NAMES;[.$C7]+1)" office:value-type="string" office:string-value="STBGFC Storm" calcext:value-type="string">
            <text:p>STBGFC Storm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10&quot;,&quot;competition&quot;:{&quot;name&quot;:&quot;U15&quot;, &quot;section&quot;:&quot;Girls&quot;, &quot;group&quot;:&quot;1&quot;},&quot;tag&quot;:&quot;6&quot;, &quot;homeTeam&quot;:&quot;Rustington Raiders (U15)&quot;, &quot;awayTeam&quot;:&quot;STBGFC Storm&quot;}" calcext:value-type="string">
            <text:p>{"__v":0,"index":6,"pitch":"10","competition":{"name":"U15", "section":"Girls", "group":"1"},"tag":"6", "homeTeam":"Rustington Raiders (U15)", "awayTeam":"STBGFC Storm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9&quot;,&quot;competition&quot;:{&quot;name&quot;:&quot;U15&quot;, &quot;section&quot;:&quot;Girls&quot;, &quot;group&quot;:&quot;2&quot;},&quot;tag&quot;:&quot;1&quot;, &quot;homeTeam&quot;:&quot;&quot;, &quot;awayTeam&quot;:&quot;&quot;}" calcext:value-type="string">
            <text:p>{"__v":0,"index":7,"pitch":"9","competition":{"name":"U15", "section":"Girls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10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8,"pitch":"10","competition":{"name":"U15", "section":"Girls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9&quot;,&quot;competition&quot;:{&quot;name&quot;:&quot;U15&quot;, &quot;section&quot;:&quot;Girls&quot;, &quot;group&quot;:&quot;2&quot;},&quot;tag&quot;:&quot;3&quot;, &quot;homeTeam&quot;:&quot;&quot;, &quot;awayTeam&quot;:&quot;&quot;}" calcext:value-type="string">
            <text:p>{"__v":0,"index":9,"pitch":"9","competition":{"name":"U15", "section":"Girls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10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0,"pitch":"10","competition":{"name":"U15", "section":"Girls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9&quot;,&quot;competition&quot;:{&quot;name&quot;:&quot;U15&quot;, &quot;section&quot;:&quot;Girls&quot;, &quot;group&quot;:&quot;2&quot;},&quot;tag&quot;:&quot;5&quot;, &quot;homeTeam&quot;:&quot;&quot;, &quot;awayTeam&quot;:&quot;&quot;}" calcext:value-type="string">
            <text:p>{"__v":0,"index":11,"pitch":"9","competition":{"name":"U15", "section":"Girls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10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2,"pitch":"10","competition":{"name":"U15", "section":"Girls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14];TRANSLATED_TEAM_NAMES;[.$C14]+1)">
            <text:p/>
          </table:table-cell>
          <table:table-cell table:style-name="ce9" table:formula="of:=VLOOKUP([.E14];TRANSLATED_TEAM_NAMES;[.$C14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11&quot;,&quot;competition&quot;:{&quot;name&quot;:&quot;U15&quot;, &quot;section&quot;:&quot;Girls&quot;, &quot;group&quot;:&quot;3&quot;},&quot;tag&quot;:&quot;1&quot;, &quot;homeTeam&quot;:&quot;&quot;, &quot;awayTeam&quot;:&quot;&quot;}" calcext:value-type="string">
            <text:p>{"__v":0,"index":13,"pitch":"11","competition":{"name":"U15", "section":"Girls", "group":"3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5];TRANSLATED_TEAM_NAMES;[.$C15]+1)">
            <text:p/>
          </table:table-cell>
          <table:table-cell table:style-name="ce9" table:formula="of:=VLOOKUP([.E15];TRANSLATED_TEAM_NAMES;[.$C15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12&quot;,&quot;competition&quot;:{&quot;name&quot;:&quot;U15&quot;, &quot;section&quot;:&quot;Girls&quot;, &quot;group&quot;:&quot;3&quot;},&quot;tag&quot;:&quot;2&quot;, &quot;homeTeam&quot;:&quot;&quot;, &quot;awayTeam&quot;:&quot;&quot;}" calcext:value-type="string">
            <text:p>{"__v":0,"index":14,"pitch":"12","competition":{"name":"U15", "section":"Girls", "group":"3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6];TRANSLATED_TEAM_NAMES;[.$C16]+1)">
            <text:p/>
          </table:table-cell>
          <table:table-cell table:style-name="ce9" table:formula="of:=VLOOKUP([.E16];TRANSLATED_TEAM_NAMES;[.$C16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11&quot;,&quot;competition&quot;:{&quot;name&quot;:&quot;U15&quot;, &quot;section&quot;:&quot;Girls&quot;, &quot;group&quot;:&quot;3&quot;},&quot;tag&quot;:&quot;3&quot;, &quot;homeTeam&quot;:&quot;&quot;, &quot;awayTeam&quot;:&quot;&quot;}" calcext:value-type="string">
            <text:p>{"__v":0,"index":15,"pitch":"11","competition":{"name":"U15", "section":"Girls", "group":"3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7];TRANSLATED_TEAM_NAMES;[.$C17]+1)">
            <text:p/>
          </table:table-cell>
          <table:table-cell table:style-name="ce9" table:formula="of:=VLOOKUP([.E17];TRANSLATED_TEAM_NAMES;[.$C17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12&quot;,&quot;competition&quot;:{&quot;name&quot;:&quot;U15&quot;, &quot;section&quot;:&quot;Girls&quot;, &quot;group&quot;:&quot;3&quot;},&quot;tag&quot;:&quot;4&quot;, &quot;homeTeam&quot;:&quot;&quot;, &quot;awayTeam&quot;:&quot;&quot;}" calcext:value-type="string">
            <text:p>{"__v":0,"index":16,"pitch":"12","competition":{"name":"U15", "section":"Girls", "group":"3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8];TRANSLATED_TEAM_NAMES;[.$C18]+1)">
            <text:p/>
          </table:table-cell>
          <table:table-cell table:style-name="ce9" table:formula="of:=VLOOKUP([.E18];TRANSLATED_TEAM_NAMES;[.$C18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11&quot;,&quot;competition&quot;:{&quot;name&quot;:&quot;U15&quot;, &quot;section&quot;:&quot;Girls&quot;, &quot;group&quot;:&quot;3&quot;},&quot;tag&quot;:&quot;5&quot;, &quot;homeTeam&quot;:&quot;&quot;, &quot;awayTeam&quot;:&quot;&quot;}" calcext:value-type="string">
            <text:p>{"__v":0,"index":17,"pitch":"11","competition":{"name":"U15", "section":"Girls", "group":"3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9];TRANSLATED_TEAM_NAMES;[.$C19]+1)">
            <text:p/>
          </table:table-cell>
          <table:table-cell table:style-name="ce9" table:formula="of:=VLOOKUP([.E19];TRANSLATED_TEAM_NAMES;[.$C19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12&quot;,&quot;competition&quot;:{&quot;name&quot;:&quot;U15&quot;, &quot;section&quot;:&quot;Girls&quot;, &quot;group&quot;:&quot;3&quot;},&quot;tag&quot;:&quot;6&quot;, &quot;homeTeam&quot;:&quot;&quot;, &quot;awayTeam&quot;:&quot;&quot;}" calcext:value-type="string">
            <text:p>{"__v":0,"index":18,"pitch":"12","competition":{"name":"U15", "section":"Girls", "group":"3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0];TRANSLATED_TEAM_NAMES;[.$C20]+1)">
            <text:p/>
          </table:table-cell>
          <table:table-cell table:style-name="ce9" table:formula="of:=VLOOKUP([.E20];TRANSLATED_TEAM_NAMES;[.$C20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11&quot;,&quot;competition&quot;:{&quot;name&quot;:&quot;U15&quot;, &quot;section&quot;:&quot;Girls&quot;, &quot;group&quot;:&quot;4&quot;},&quot;tag&quot;:&quot;1&quot;, &quot;homeTeam&quot;:&quot;&quot;, &quot;awayTeam&quot;:&quot;&quot;}" calcext:value-type="string">
            <text:p>{"__v":0,"index":19,"pitch":"11","competition":{"name":"U15", "section":"Girls", "group":"4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1];TRANSLATED_TEAM_NAMES;[.$C21]+1)">
            <text:p/>
          </table:table-cell>
          <table:table-cell table:style-name="ce9" table:formula="of:=VLOOKUP([.E21];TRANSLATED_TEAM_NAMES;[.$C21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12&quot;,&quot;competition&quot;:{&quot;name&quot;:&quot;U15&quot;, &quot;section&quot;:&quot;Girls&quot;, &quot;group&quot;:&quot;4&quot;},&quot;tag&quot;:&quot;2&quot;, &quot;homeTeam&quot;:&quot;&quot;, &quot;awayTeam&quot;:&quot;&quot;}" calcext:value-type="string">
            <text:p>{"__v":0,"index":20,"pitch":"12","competition":{"name":"U15", "section":"Girls", "group":"4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2];TRANSLATED_TEAM_NAMES;[.$C22]+1)">
            <text:p/>
          </table:table-cell>
          <table:table-cell table:style-name="ce9" table:formula="of:=VLOOKUP([.E22];TRANSLATED_TEAM_NAMES;[.$C22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11&quot;,&quot;competition&quot;:{&quot;name&quot;:&quot;U15&quot;, &quot;section&quot;:&quot;Girls&quot;, &quot;group&quot;:&quot;4&quot;},&quot;tag&quot;:&quot;3&quot;, &quot;homeTeam&quot;:&quot;&quot;, &quot;awayTeam&quot;:&quot;&quot;}" calcext:value-type="string">
            <text:p>{"__v":0,"index":21,"pitch":"11","competition":{"name":"U15", "section":"Girls", "group":"4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3];TRANSLATED_TEAM_NAMES;[.$C23]+1)">
            <text:p/>
          </table:table-cell>
          <table:table-cell table:style-name="ce9" table:formula="of:=VLOOKUP([.E23];TRANSLATED_TEAM_NAMES;[.$C23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12&quot;,&quot;competition&quot;:{&quot;name&quot;:&quot;U15&quot;, &quot;section&quot;:&quot;Girls&quot;, &quot;group&quot;:&quot;4&quot;},&quot;tag&quot;:&quot;4&quot;, &quot;homeTeam&quot;:&quot;&quot;, &quot;awayTeam&quot;:&quot;&quot;}" calcext:value-type="string">
            <text:p>{"__v":0,"index":22,"pitch":"12","competition":{"name":"U15", "section":"Girls", "group":"4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4];TRANSLATED_TEAM_NAMES;[.$C24]+1)">
            <text:p/>
          </table:table-cell>
          <table:table-cell table:style-name="ce9" table:formula="of:=VLOOKUP([.E24];TRANSLATED_TEAM_NAMES;[.$C24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11&quot;,&quot;competition&quot;:{&quot;name&quot;:&quot;U15&quot;, &quot;section&quot;:&quot;Girls&quot;, &quot;group&quot;:&quot;4&quot;},&quot;tag&quot;:&quot;5&quot;, &quot;homeTeam&quot;:&quot;&quot;, &quot;awayTeam&quot;:&quot;&quot;}" calcext:value-type="string">
            <text:p>{"__v":0,"index":23,"pitch":"11","competition":{"name":"U15", "section":"Girls", "group":"4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25];TRANSLATED_TEAM_NAMES;[.$C25]+1)">
            <text:p/>
          </table:table-cell>
          <table:table-cell table:style-name="ce9" table:formula="of:=VLOOKUP([.E25];TRANSLATED_TEAM_NAMES;[.$C25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12&quot;,&quot;competition&quot;:{&quot;name&quot;:&quot;U15&quot;, &quot;section&quot;:&quot;Girls&quot;, &quot;group&quot;:&quot;4&quot;},&quot;tag&quot;:&quot;6&quot;, &quot;homeTeam&quot;:&quot;&quot;, &quot;awayTeam&quot;:&quot;&quot;}" calcext:value-type="string">
            <text:p>{"__v":0,"index":24,"pitch":"12","competition":{"name":"U15", "section":"Girls", "group":"4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 &amp; &quot;_&quot; &amp;SECTION &amp; &quot;_G1_P1&quot;" office:value-type="string" office:string-value="U15_Girls_G1_P1" calcext:value-type="string">
            <text:p>U15_Girls_G1_P1</text:p>
          </table:table-cell>
          <table:table-cell table:style-name="ce9" table:formula="of:=AGE_GROUP &amp; &quot;_&quot; &amp;SECTION &amp; &quot;_G2_P2&quot;" office:value-type="string" office:string-value="U15_Girls_G2_P2" calcext:value-type="string">
            <text:p>U15_Girls_G2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9&quot;,&quot;competition&quot;:{&quot;name&quot;:&quot;U15&quot;, &quot;section&quot;:&quot;Girls Champions League&quot;, &quot;group&quot;:&quot;1&quot;},&quot;tag&quot;:&quot;1&quot;, &quot;homeTeam&quot;:&quot;Winner Group 1&quot;, &quot;awayTeam&quot;:&quot;2nd Group 2&quot;, &quot;homeTeamFrom&quot;:&quot;U15_Girls_G1_P1&quot;, &quot;awayTeamFrom&quot;:&quot;U15_Girls_G2_P2&quot;}" calcext:value-type="string">
            <text:p>{"__v":0,"index":25,"pitch":"9","competition":{"name":"U15", "section":"Girls Champions League", "group":"1"},"tag":"1", "homeTeam":"Winner Group 1", "awayTeam":"2nd Group 2", "homeTeamFrom":"U15_Girls_G1_P1", "awayTeamFrom":"U15_Girls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 &amp; &quot;_&quot; &amp;SECTION &amp; &quot;_G3_P1&quot;" office:value-type="string" office:string-value="U15_Girls_G3_P1" calcext:value-type="string">
            <text:p>U15_Girls_G3_P1</text:p>
          </table:table-cell>
          <table:table-cell table:style-name="ce9" table:formula="of:=AGE_GROUP &amp; &quot;_&quot; &amp;SECTION &amp; &quot;_G4_P2&quot;" office:value-type="string" office:string-value="U15_Girls_G4_P2" calcext:value-type="string">
            <text:p>U15_Girls_G4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10&quot;,&quot;competition&quot;:{&quot;name&quot;:&quot;U15&quot;, &quot;section&quot;:&quot;Girls Champions League&quot;, &quot;group&quot;:&quot;1&quot;},&quot;tag&quot;:&quot;2&quot;, &quot;homeTeam&quot;:&quot;Winner Group 3&quot;, &quot;awayTeam&quot;:&quot;2nd Group 4&quot;, &quot;homeTeamFrom&quot;:&quot;U15_Girls_G3_P1&quot;, &quot;awayTeamFrom&quot;:&quot;U15_Girls_G4_P2&quot;}" calcext:value-type="string">
            <text:p>{"__v":0,"index":26,"pitch":"10","competition":{"name":"U15", "section":"Girls Champions League", "group":"1"},"tag":"2", "homeTeam":"Winner Group 3", "awayTeam":"2nd Group 4", "homeTeamFrom":"U15_Girls_G3_P1", "awayTeamFrom":"U15_Girls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 &amp; &quot;_&quot; &amp;SECTION &amp; &quot;_G3_P1&quot;" office:value-type="string" office:string-value="U15_Girls_G3_P1" calcext:value-type="string">
            <text:p>U15_Girls_G3_P1</text:p>
          </table:table-cell>
          <table:table-cell table:style-name="ce9" table:formula="of:=AGE_GROUP &amp; &quot;_&quot; &amp;SECTION &amp; &quot;_G1_P1&quot;" office:value-type="string" office:string-value="U15_Girls_G1_P1" calcext:value-type="string">
            <text:p>U15_Girls_G1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9&quot;,&quot;competition&quot;:{&quot;name&quot;:&quot;U15&quot;, &quot;section&quot;:&quot;Girls Champions League&quot;, &quot;group&quot;:&quot;1&quot;},&quot;tag&quot;:&quot;3&quot;, &quot;homeTeam&quot;:&quot;Winner Group 3&quot;, &quot;awayTeam&quot;:&quot;Winner Group 1&quot;, &quot;homeTeamFrom&quot;:&quot;U15_Girls_G3_P1&quot;, &quot;awayTeamFrom&quot;:&quot;U15_Girls_G1_P1&quot;}" calcext:value-type="string">
            <text:p>{"__v":0,"index":27,"pitch":"9","competition":{"name":"U15", "section":"Girls Champions League", "group":"1"},"tag":"3", "homeTeam":"Winner Group 3", "awayTeam":"Winner Group 1", "homeTeamFrom":"U15_Girls_G3_P1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 &amp; &quot;_&quot; &amp;SECTION &amp; &quot;_G2_P2&quot;" office:value-type="string" office:string-value="U15_Girls_G2_P2" calcext:value-type="string">
            <text:p>U15_Girls_G2_P2</text:p>
          </table:table-cell>
          <table:table-cell table:style-name="ce9" table:formula="of:=AGE_GROUP &amp; &quot;_&quot; &amp;SECTION &amp; &quot;_G4_P2&quot;" office:value-type="string" office:string-value="U15_Girls_G4_P2" calcext:value-type="string">
            <text:p>U15_Girls_G4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10&quot;,&quot;competition&quot;:{&quot;name&quot;:&quot;U15&quot;, &quot;section&quot;:&quot;Girls Champions League&quot;, &quot;group&quot;:&quot;1&quot;},&quot;tag&quot;:&quot;4&quot;, &quot;homeTeam&quot;:&quot;2nd Group 2&quot;, &quot;awayTeam&quot;:&quot;2nd Group 4&quot;, &quot;homeTeamFrom&quot;:&quot;U15_Girls_G2_P2&quot;, &quot;awayTeamFrom&quot;:&quot;U15_Girls_G4_P2&quot;}" calcext:value-type="string">
            <text:p>{"__v":0,"index":28,"pitch":"10","competition":{"name":"U15", "section":"Girls Champions League", "group":"1"},"tag":"4", "homeTeam":"2nd Group 2", "awayTeam":"2nd Group 4", "homeTeamFrom":"U15_Girls_G2_P2", "awayTeamFrom":"U15_Girls_G4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 &amp; &quot;_&quot; &amp;SECTION &amp; &quot;_G4_P2&quot;" office:value-type="string" office:string-value="U15_Girls_G4_P2" calcext:value-type="string">
            <text:p>U15_Girls_G4_P2</text:p>
          </table:table-cell>
          <table:table-cell table:style-name="ce9" table:formula="of:=AGE_GROUP &amp; &quot;_&quot; &amp;SECTION &amp; &quot;_G1_P1&quot;" office:value-type="string" office:string-value="U15_Girls_G1_P1" calcext:value-type="string">
            <text:p>U15_Girls_G1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9&quot;,&quot;competition&quot;:{&quot;name&quot;:&quot;U15&quot;, &quot;section&quot;:&quot;Girls Champions League&quot;, &quot;group&quot;:&quot;1&quot;},&quot;tag&quot;:&quot;5&quot;, &quot;homeTeam&quot;:&quot;2nd Group 4&quot;, &quot;awayTeam&quot;:&quot;Winner Group 1&quot;, &quot;homeTeamFrom&quot;:&quot;U15_Girls_G4_P2&quot;, &quot;awayTeamFrom&quot;:&quot;U15_Girls_G1_P1&quot;}" calcext:value-type="string">
            <text:p>{"__v":0,"index":29,"pitch":"9","competition":{"name":"U15", "section":"Girls Champions League", "group":"1"},"tag":"5", "homeTeam":"2nd Group 4", "awayTeam":"Winner Group 1", "homeTeamFrom":"U15_Girls_G4_P2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3</text:p>
          </table:table-cell>
          <table:table-cell table:style-name="ce9" table:formula="of:=AGE_GROUP &amp; &quot;_&quot; &amp;SECTION &amp; &quot;_G2_P2&quot;" office:value-type="string" office:string-value="U15_Girls_G2_P2" calcext:value-type="string">
            <text:p>U15_Girls_G2_P2</text:p>
          </table:table-cell>
          <table:table-cell table:style-name="ce9" table:formula="of:=AGE_GROUP &amp; &quot;_&quot; &amp;SECTION &amp; &quot;_G3_P1&quot;" office:value-type="string" office:string-value="U15_Girls_G3_P1" calcext:value-type="string">
            <text:p>U15_Girls_G3_P1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10&quot;,&quot;competition&quot;:{&quot;name&quot;:&quot;U15&quot;, &quot;section&quot;:&quot;Girls Champions League&quot;, &quot;group&quot;:&quot;1&quot;},&quot;tag&quot;:&quot;6&quot;, &quot;homeTeam&quot;:&quot;2nd Group 2&quot;, &quot;awayTeam&quot;:&quot;Winner Group 3&quot;, &quot;homeTeamFrom&quot;:&quot;U15_Girls_G2_P2&quot;, &quot;awayTeamFrom&quot;:&quot;U15_Girls_G3_P1&quot;}" calcext:value-type="string">
            <text:p>{"__v":0,"index":30,"pitch":"10","competition":{"name":"U15", "section":"Girls Champions League", "group":"1"},"tag":"6", "homeTeam":"2nd Group 2", "awayTeam":"Winner Group 3", "homeTeamFrom":"U15_Girls_G2_P2", "awayTeamFrom":"U15_Girls_G3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table:formula="of:=AGE_GROUP &amp; &quot;_&quot; &amp;SECTION &amp; &quot;_G2_P1&quot;" office:value-type="string" office:string-value="U15_Girls_G2_P1" calcext:value-type="string">
            <text:p>U15_Girls_G2_P1</text:p>
          </table:table-cell>
          <table:table-cell table:style-name="ce9" table:formula="of:=AGE_GROUP &amp; &quot;_&quot; &amp;SECTION &amp; &quot;_G3_P2&quot;" office:value-type="string" office:string-value="U15_Girls_G3_P2" calcext:value-type="string">
            <text:p>U15_Girls_G3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9&quot;,&quot;competition&quot;:{&quot;name&quot;:&quot;U15&quot;, &quot;section&quot;:&quot;Girls Champions League&quot;, &quot;group&quot;:&quot;2&quot;},&quot;tag&quot;:&quot;1&quot;, &quot;homeTeam&quot;:&quot;Winner Group 2&quot;, &quot;awayTeam&quot;:&quot;2nd Group 3&quot;, &quot;homeTeamFrom&quot;:&quot;U15_Girls_G2_P1&quot;, &quot;awayTeamFrom&quot;:&quot;U15_Girls_G3_P2&quot;}" calcext:value-type="string">
            <text:p>{"__v":0,"index":31,"pitch":"9","competition":{"name":"U15", "section":"Girls Champions League", "group":"2"},"tag":"1", "homeTeam":"Winner Group 2", "awayTeam":"2nd Group 3", "homeTeamFrom":"U15_Girls_G2_P1", "awayTeamFrom":"U15_Girls_G3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 &amp; &quot;_&quot; &amp;SECTION &amp; &quot;_G4_P1&quot;" office:value-type="string" office:string-value="U15_Girls_G4_P1" calcext:value-type="string">
            <text:p>U15_Girls_G4_P1</text:p>
          </table:table-cell>
          <table:table-cell table:style-name="ce9" table:formula="of:=AGE_GROUP &amp; &quot;_&quot; &amp;SECTION &amp; &quot;_G1_P2&quot;" office:value-type="string" office:string-value="U15_Girls_G1_P2" calcext:value-type="string">
            <text:p>U15_Girls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10&quot;,&quot;competition&quot;:{&quot;name&quot;:&quot;U15&quot;, &quot;section&quot;:&quot;Girls Champions League&quot;, &quot;group&quot;:&quot;2&quot;},&quot;tag&quot;:&quot;2&quot;, &quot;homeTeam&quot;:&quot;Winner Group 4&quot;, &quot;awayTeam&quot;:&quot;2nd Group 1&quot;, &quot;homeTeamFrom&quot;:&quot;U15_Girls_G4_P1&quot;, &quot;awayTeamFrom&quot;:&quot;U15_Girls_G1_P2&quot;}" calcext:value-type="string">
            <text:p>{"__v":0,"index":32,"pitch":"10","competition":{"name":"U15", "section":"Girls Champions League", "group":"2"},"tag":"2", "homeTeam":"Winner Group 4", "awayTeam":"2nd Group 1", "homeTeamFrom":"U15_Girls_G4_P1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 &amp; &quot;_&quot; &amp;SECTION &amp; &quot;_G4_P1&quot;" office:value-type="string" office:string-value="U15_Girls_G4_P1" calcext:value-type="string">
            <text:p>U15_Girls_G4_P1</text:p>
          </table:table-cell>
          <table:table-cell table:style-name="ce9" table:formula="of:=AGE_GROUP &amp; &quot;_&quot; &amp;SECTION &amp; &quot;_G2_P1&quot;" office:value-type="string" office:string-value="U15_Girls_G2_P1" calcext:value-type="string">
            <text:p>U15_Girls_G2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9&quot;,&quot;competition&quot;:{&quot;name&quot;:&quot;U15&quot;, &quot;section&quot;:&quot;Girls Champions League&quot;, &quot;group&quot;:&quot;2&quot;},&quot;tag&quot;:&quot;3&quot;, &quot;homeTeam&quot;:&quot;Winner Group 4&quot;, &quot;awayTeam&quot;:&quot;Winner Group 2&quot;, &quot;homeTeamFrom&quot;:&quot;U15_Girls_G4_P1&quot;, &quot;awayTeamFrom&quot;:&quot;U15_Girls_G2_P1&quot;}" calcext:value-type="string">
            <text:p>{"__v":0,"index":33,"pitch":"9","competition":{"name":"U15", "section":"Girls Champions League", "group":"2"},"tag":"3", "homeTeam":"Winner Group 4", "awayTeam":"Winner Group 2", "homeTeamFrom":"U15_Girls_G4_P1", "awayTeamFrom":"U15_Girls_G2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 &amp; &quot;_&quot; &amp;SECTION &amp; &quot;_G3_P2&quot;" office:value-type="string" office:string-value="U15_Girls_G3_P2" calcext:value-type="string">
            <text:p>U15_Girls_G3_P2</text:p>
          </table:table-cell>
          <table:table-cell table:style-name="ce9" table:formula="of:=AGE_GROUP &amp; &quot;_&quot; &amp;SECTION &amp; &quot;_G1_P2&quot;" office:value-type="string" office:string-value="U15_Girls_G1_P2" calcext:value-type="string">
            <text:p>U15_Girls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10&quot;,&quot;competition&quot;:{&quot;name&quot;:&quot;U15&quot;, &quot;section&quot;:&quot;Girls Champions League&quot;, &quot;group&quot;:&quot;2&quot;},&quot;tag&quot;:&quot;4&quot;, &quot;homeTeam&quot;:&quot;2nd Group 3&quot;, &quot;awayTeam&quot;:&quot;2nd Group 1&quot;, &quot;homeTeamFrom&quot;:&quot;U15_Girls_G3_P2&quot;, &quot;awayTeamFrom&quot;:&quot;U15_Girls_G1_P2&quot;}" calcext:value-type="string">
            <text:p>{"__v":0,"index":34,"pitch":"10","competition":{"name":"U15", "section":"Girls Champions League", "group":"2"},"tag":"4", "homeTeam":"2nd Group 3", "awayTeam":"2nd Group 1", "homeTeamFrom":"U15_Girls_G3_P2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 &amp; &quot;_&quot; &amp;SECTION &amp; &quot;_G1_P2&quot;" office:value-type="string" office:string-value="U15_Girls_G1_P2" calcext:value-type="string">
            <text:p>U15_Girls_G1_P2</text:p>
          </table:table-cell>
          <table:table-cell table:style-name="ce9" table:formula="of:=AGE_GROUP &amp; &quot;_&quot; &amp;SECTION &amp; &quot;_G2_P1&quot;" office:value-type="string" office:string-value="U15_Girls_G2_P1" calcext:value-type="string">
            <text:p>U15_Girls_G2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9&quot;,&quot;competition&quot;:{&quot;name&quot;:&quot;U15&quot;, &quot;section&quot;:&quot;Girls Champions League&quot;, &quot;group&quot;:&quot;2&quot;},&quot;tag&quot;:&quot;5&quot;, &quot;homeTeam&quot;:&quot;2nd Group 1&quot;, &quot;awayTeam&quot;:&quot;Winner Group 2&quot;, &quot;homeTeamFrom&quot;:&quot;U15_Girls_G1_P2&quot;, &quot;awayTeamFrom&quot;:&quot;U15_Girls_G2_P1&quot;}" calcext:value-type="string">
            <text:p>{"__v":0,"index":35,"pitch":"9","competition":{"name":"U15", "section":"Girls Champions League", "group":"2"},"tag":"5", "homeTeam":"2nd Group 1", "awayTeam":"Winner Group 2", "homeTeamFrom":"U15_Girls_G1_P2", "awayTeamFrom":"U15_Girls_G2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Winner Group 4</text:p>
          </table:table-cell>
          <table:table-cell table:style-name="ce9" table:formula="of:=AGE_GROUP &amp; &quot;_&quot; &amp;SECTION &amp; &quot;_G3_P2&quot;" office:value-type="string" office:string-value="U15_Girls_G3_P2" calcext:value-type="string">
            <text:p>U15_Girls_G3_P2</text:p>
          </table:table-cell>
          <table:table-cell table:style-name="ce9" table:formula="of:=AGE_GROUP &amp; &quot;_&quot; &amp;SECTION &amp; &quot;_G4_P1&quot;" office:value-type="string" office:string-value="U15_Girls_G4_P1" calcext:value-type="string">
            <text:p>U15_Girls_G4_P1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10&quot;,&quot;competition&quot;:{&quot;name&quot;:&quot;U15&quot;, &quot;section&quot;:&quot;Girls Champions League&quot;, &quot;group&quot;:&quot;2&quot;},&quot;tag&quot;:&quot;6&quot;, &quot;homeTeam&quot;:&quot;2nd Group 3&quot;, &quot;awayTeam&quot;:&quot;Winner Group 4&quot;, &quot;homeTeamFrom&quot;:&quot;U15_Girls_G3_P2&quot;, &quot;awayTeamFrom&quot;:&quot;U15_Girls_G4_P1&quot;}" calcext:value-type="string">
            <text:p>{"__v":0,"index":36,"pitch":"10","competition":{"name":"U15", "section":"Girls Champions League", "group":"2"},"tag":"6", "homeTeam":"2nd Group 3", "awayTeam":"Winner Group 4", "homeTeamFrom":"U15_Girls_G3_P2", "awayTeamFrom":"U15_Girls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3rd Group 1</text:p>
          </table:table-cell>
          <table:table-cell table:style-name="ce9" office:value-type="string" calcext:value-type="string">
            <text:p>4th Group 2</text:p>
          </table:table-cell>
          <table:table-cell table:style-name="ce9" table:formula="of:=AGE_GROUP &amp; &quot;_&quot; &amp;SECTION &amp; &quot;_G1_P3&quot;" office:value-type="string" office:string-value="U15_Girls_G1_P3" calcext:value-type="string">
            <text:p>U15_Girls_G1_P3</text:p>
          </table:table-cell>
          <table:table-cell table:style-name="ce9" table:formula="of:=AGE_GROUP &amp; &quot;_&quot; &amp;SECTION &amp; &quot;_G2_P4&quot;" office:value-type="string" office:string-value="U15_Girls_G2_P4" calcext:value-type="string">
            <text:p>U15_Girls_G2_P4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11&quot;,&quot;competition&quot;:{&quot;name&quot;:&quot;U15&quot;, &quot;section&quot;:&quot;Girls Europa League&quot;, &quot;group&quot;:&quot;1&quot;},&quot;tag&quot;:&quot;1&quot;, &quot;homeTeam&quot;:&quot;3rd Group 1&quot;, &quot;awayTeam&quot;:&quot;4th Group 2&quot;, &quot;homeTeamFrom&quot;:&quot;U15_Girls_G1_P3&quot;, &quot;awayTeamFrom&quot;:&quot;U15_Girls_G2_P4&quot;}" calcext:value-type="string">
            <text:p>{"__v":0,"index":37,"pitch":"11","competition":{"name":"U15", "section":"Girls Europa League", "group":"1"},"tag":"1", "homeTeam":"3rd Group 1", "awayTeam":"4th Group 2", "homeTeamFrom":"U15_Girls_G1_P3", "awayTeamFrom":"U15_Girls_G2_P4"}</text:p>
          </table:table-cell>
          <table:table-cell table:style-name="ce20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 &amp; &quot;_&quot; &amp;SECTION &amp; &quot;_G3_P3&quot;" office:value-type="string" office:string-value="U15_Girls_G3_P3" calcext:value-type="string">
            <text:p>U15_Girls_G3_P3</text:p>
          </table:table-cell>
          <table:table-cell table:style-name="ce9" table:formula="of:=AGE_GROUP &amp; &quot;_&quot; &amp;SECTION &amp; &quot;_G4_P4&quot;" office:value-type="string" office:string-value="U15_Girls_G4_P4" calcext:value-type="string">
            <text:p>U15_Girls_G4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12&quot;,&quot;competition&quot;:{&quot;name&quot;:&quot;U15&quot;, &quot;section&quot;:&quot;Girls Europa League&quot;, &quot;group&quot;:&quot;1&quot;},&quot;tag&quot;:&quot;2&quot;, &quot;homeTeam&quot;:&quot;3rd Group 3&quot;, &quot;awayTeam&quot;:&quot;4th Group 4&quot;, &quot;homeTeamFrom&quot;:&quot;U15_Girls_G3_P3&quot;, &quot;awayTeamFrom&quot;:&quot;U15_Girls_G4_P4&quot;}" calcext:value-type="string">
            <text:p>{"__v":0,"index":38,"pitch":"12","competition":{"name":"U15", "section":"Girls Europa League", "group":"1"},"tag":"2", "homeTeam":"3rd Group 3", "awayTeam":"4th Group 4", "homeTeamFrom":"U15_Girls_G3_P3", "awayTeamFrom":"U15_Girls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 &amp; &quot;_&quot; &amp;SECTION &amp; &quot;_G3_P3&quot;" office:value-type="string" office:string-value="U15_Girls_G3_P3" calcext:value-type="string">
            <text:p>U15_Girls_G3_P3</text:p>
          </table:table-cell>
          <table:table-cell table:style-name="ce9" table:formula="of:=AGE_GROUP &amp; &quot;_&quot; &amp;SECTION &amp; &quot;_G1_P3&quot;" office:value-type="string" office:string-value="U15_Girls_G1_P3" calcext:value-type="string">
            <text:p>U15_Girls_G1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11&quot;,&quot;competition&quot;:{&quot;name&quot;:&quot;U15&quot;, &quot;section&quot;:&quot;Girls Europa League&quot;, &quot;group&quot;:&quot;1&quot;},&quot;tag&quot;:&quot;3&quot;, &quot;homeTeam&quot;:&quot;3rd Group 3&quot;, &quot;awayTeam&quot;:&quot;3rd Group 1&quot;, &quot;homeTeamFrom&quot;:&quot;U15_Girls_G3_P3&quot;, &quot;awayTeamFrom&quot;:&quot;U15_Girls_G1_P3&quot;}" calcext:value-type="string">
            <text:p>{"__v":0,"index":39,"pitch":"11","competition":{"name":"U15", "section":"Girls Europa League", "group":"1"},"tag":"3", "homeTeam":"3rd Group 3", "awayTeam":"3rd Group 1", "homeTeamFrom":"U15_Girls_G3_P3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 &amp; &quot;_&quot; &amp;SECTION &amp; &quot;_G2_P4&quot;" office:value-type="string" office:string-value="U15_Girls_G2_P4" calcext:value-type="string">
            <text:p>U15_Girls_G2_P4</text:p>
          </table:table-cell>
          <table:table-cell table:style-name="ce9" table:formula="of:=AGE_GROUP &amp; &quot;_&quot; &amp;SECTION &amp; &quot;_G4_P4&quot;" office:value-type="string" office:string-value="U15_Girls_G4_P4" calcext:value-type="string">
            <text:p>U15_Girls_G4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12&quot;,&quot;competition&quot;:{&quot;name&quot;:&quot;U15&quot;, &quot;section&quot;:&quot;Girls Europa League&quot;, &quot;group&quot;:&quot;1&quot;},&quot;tag&quot;:&quot;4&quot;, &quot;homeTeam&quot;:&quot;4th Group 2&quot;, &quot;awayTeam&quot;:&quot;4th Group 4&quot;, &quot;homeTeamFrom&quot;:&quot;U15_Girls_G2_P4&quot;, &quot;awayTeamFrom&quot;:&quot;U15_Girls_G4_P4&quot;}" calcext:value-type="string">
            <text:p>{"__v":0,"index":40,"pitch":"12","competition":{"name":"U15", "section":"Girls Europa League", "group":"1"},"tag":"4", "homeTeam":"4th Group 2", "awayTeam":"4th Group 4", "homeTeamFrom":"U15_Girls_G2_P4", "awayTeamFrom":"U15_Girls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4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 &amp; &quot;_&quot; &amp;SECTION &amp; &quot;_G4_P4&quot;" office:value-type="string" office:string-value="U15_Girls_G4_P4" calcext:value-type="string">
            <text:p>U15_Girls_G4_P4</text:p>
          </table:table-cell>
          <table:table-cell table:style-name="ce9" table:formula="of:=AGE_GROUP &amp; &quot;_&quot; &amp;SECTION &amp; &quot;_G1_P3&quot;" office:value-type="string" office:string-value="U15_Girls_G1_P3" calcext:value-type="string">
            <text:p>U15_Girls_G1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11&quot;,&quot;competition&quot;:{&quot;name&quot;:&quot;U15&quot;, &quot;section&quot;:&quot;Girls Europa League&quot;, &quot;group&quot;:&quot;1&quot;},&quot;tag&quot;:&quot;5&quot;, &quot;homeTeam&quot;:&quot;4th Group 4&quot;, &quot;awayTeam&quot;:&quot;3rd Group 1&quot;, &quot;homeTeamFrom&quot;:&quot;U15_Girls_G4_P4&quot;, &quot;awayTeamFrom&quot;:&quot;U15_Girls_G1_P3&quot;}" calcext:value-type="string">
            <text:p>{"__v":0,"index":41,"pitch":"11","competition":{"name":"U15", "section":"Girls Europa League", "group":"1"},"tag":"5", "homeTeam":"4th Group 4", "awayTeam":"3rd Group 1", "homeTeamFrom":"U15_Girls_G4_P4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3rd Group 3</text:p>
          </table:table-cell>
          <table:table-cell table:style-name="ce9" table:formula="of:=AGE_GROUP &amp; &quot;_&quot; &amp;SECTION &amp; &quot;_G2_P4&quot;" office:value-type="string" office:string-value="U15_Girls_G2_P4" calcext:value-type="string">
            <text:p>U15_Girls_G2_P4</text:p>
          </table:table-cell>
          <table:table-cell table:style-name="ce9" table:formula="of:=AGE_GROUP &amp; &quot;_&quot; &amp;SECTION &amp; &quot;_G3_P3&quot;" office:value-type="string" office:string-value="U15_Girls_G3_P3" calcext:value-type="string">
            <text:p>U15_Girls_G3_P3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12&quot;,&quot;competition&quot;:{&quot;name&quot;:&quot;U15&quot;, &quot;section&quot;:&quot;Girls Europa League&quot;, &quot;group&quot;:&quot;1&quot;},&quot;tag&quot;:&quot;6&quot;, &quot;homeTeam&quot;:&quot;4th Group 2&quot;, &quot;awayTeam&quot;:&quot;3rd Group 3&quot;, &quot;homeTeamFrom&quot;:&quot;U15_Girls_G2_P4&quot;, &quot;awayTeamFrom&quot;:&quot;U15_Girls_G3_P3&quot;}" calcext:value-type="string">
            <text:p>{"__v":0,"index":42,"pitch":"12","competition":{"name":"U15", "section":"Girls Europa League", "group":"1"},"tag":"6", "homeTeam":"4th Group 2", "awayTeam":"3rd Group 3", "homeTeamFrom":"U15_Girls_G2_P4", "awayTeamFrom":"U15_Girls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rd Group 2</text:p>
          </table:table-cell>
          <table:table-cell table:style-name="ce9" office:value-type="string" calcext:value-type="string">
            <text:p>4th Group 3</text:p>
          </table:table-cell>
          <table:table-cell table:style-name="ce9" table:formula="of:=AGE_GROUP &amp; &quot;_&quot; &amp;SECTION &amp; &quot;_G2_P3&quot;" office:value-type="string" office:string-value="U15_Girls_G2_P3" calcext:value-type="string">
            <text:p>U15_Girls_G2_P3</text:p>
          </table:table-cell>
          <table:table-cell table:style-name="ce9" table:formula="of:=AGE_GROUP &amp; &quot;_&quot; &amp;SECTION &amp; &quot;_G3_P4&quot;" office:value-type="string" office:string-value="U15_Girls_G3_P4" calcext:value-type="string">
            <text:p>U15_Girls_G3_P4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11&quot;,&quot;competition&quot;:{&quot;name&quot;:&quot;U15&quot;, &quot;section&quot;:&quot;Girls Europa League&quot;, &quot;group&quot;:&quot;2&quot;},&quot;tag&quot;:&quot;1&quot;, &quot;homeTeam&quot;:&quot;3rd Group 2&quot;, &quot;awayTeam&quot;:&quot;4th Group 3&quot;, &quot;homeTeamFrom&quot;:&quot;U15_Girls_G2_P3&quot;, &quot;awayTeamFrom&quot;:&quot;U15_Girls_G3_P4&quot;}" calcext:value-type="string">
            <text:p>{"__v":0,"index":43,"pitch":"11","competition":{"name":"U15", "section":"Girls Europa League", "group":"2"},"tag":"1", "homeTeam":"3rd Group 2", "awayTeam":"4th Group 3", "homeTeamFrom":"U15_Girls_G2_P3", "awayTeamFrom":"U15_Girls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 &amp; &quot;_&quot; &amp;SECTION &amp; &quot;_G4_P3&quot;" office:value-type="string" office:string-value="U15_Girls_G4_P3" calcext:value-type="string">
            <text:p>U15_Girls_G4_P3</text:p>
          </table:table-cell>
          <table:table-cell table:style-name="ce9" table:formula="of:=AGE_GROUP &amp; &quot;_&quot; &amp;SECTION &amp; &quot;_G1_P4&quot;" office:value-type="string" office:string-value="U15_Girls_G1_P4" calcext:value-type="string">
            <text:p>U15_Girls_G1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12&quot;,&quot;competition&quot;:{&quot;name&quot;:&quot;U15&quot;, &quot;section&quot;:&quot;Girls Europa League&quot;, &quot;group&quot;:&quot;2&quot;},&quot;tag&quot;:&quot;2&quot;, &quot;homeTeam&quot;:&quot;3rd Group 4&quot;, &quot;awayTeam&quot;:&quot;4th Group 1&quot;, &quot;homeTeamFrom&quot;:&quot;U15_Girls_G4_P3&quot;, &quot;awayTeamFrom&quot;:&quot;U15_Girls_G1_P4&quot;}" calcext:value-type="string">
            <text:p>{"__v":0,"index":44,"pitch":"12","competition":{"name":"U15", "section":"Girls Europa League", "group":"2"},"tag":"2", "homeTeam":"3rd Group 4", "awayTeam":"4th Group 1", "homeTeamFrom":"U15_Girls_G4_P3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 &amp; &quot;_&quot; &amp;SECTION &amp; &quot;_G4_P3&quot;" office:value-type="string" office:string-value="U15_Girls_G4_P3" calcext:value-type="string">
            <text:p>U15_Girls_G4_P3</text:p>
          </table:table-cell>
          <table:table-cell table:style-name="ce9" table:formula="of:=AGE_GROUP &amp; &quot;_&quot; &amp;SECTION &amp; &quot;_G2_P3&quot;" office:value-type="string" office:string-value="U15_Girls_G2_P3" calcext:value-type="string">
            <text:p>U15_Girls_G2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11&quot;,&quot;competition&quot;:{&quot;name&quot;:&quot;U15&quot;, &quot;section&quot;:&quot;Girls Europa League&quot;, &quot;group&quot;:&quot;2&quot;},&quot;tag&quot;:&quot;3&quot;, &quot;homeTeam&quot;:&quot;3rd Group 4&quot;, &quot;awayTeam&quot;:&quot;3rd Group 2&quot;, &quot;homeTeamFrom&quot;:&quot;U15_Girls_G4_P3&quot;, &quot;awayTeamFrom&quot;:&quot;U15_Girls_G2_P3&quot;}" calcext:value-type="string">
            <text:p>{"__v":0,"index":45,"pitch":"11","competition":{"name":"U15", "section":"Girls Europa League", "group":"2"},"tag":"3", "homeTeam":"3rd Group 4", "awayTeam":"3rd Group 2", "homeTeamFrom":"U15_Girls_G4_P3", "awayTeamFrom":"U15_Girls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 &amp; &quot;_&quot; &amp;SECTION &amp; &quot;_G3_P4&quot;" office:value-type="string" office:string-value="U15_Girls_G3_P4" calcext:value-type="string">
            <text:p>U15_Girls_G3_P4</text:p>
          </table:table-cell>
          <table:table-cell table:style-name="ce9" table:formula="of:=AGE_GROUP &amp; &quot;_&quot; &amp;SECTION &amp; &quot;_G1_P4&quot;" office:value-type="string" office:string-value="U15_Girls_G1_P4" calcext:value-type="string">
            <text:p>U15_Girls_G1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12&quot;,&quot;competition&quot;:{&quot;name&quot;:&quot;U15&quot;, &quot;section&quot;:&quot;Girls Europa League&quot;, &quot;group&quot;:&quot;2&quot;},&quot;tag&quot;:&quot;4&quot;, &quot;homeTeam&quot;:&quot;4th Group 3&quot;, &quot;awayTeam&quot;:&quot;4th Group 1&quot;, &quot;homeTeamFrom&quot;:&quot;U15_Girls_G3_P4&quot;, &quot;awayTeamFrom&quot;:&quot;U15_Girls_G1_P4&quot;}" calcext:value-type="string">
            <text:p>{"__v":0,"index":46,"pitch":"12","competition":{"name":"U15", "section":"Girls Europa League", "group":"2"},"tag":"4", "homeTeam":"4th Group 3", "awayTeam":"4th Group 1", "homeTeamFrom":"U15_Girls_G3_P4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1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 &amp; &quot;_&quot; &amp;SECTION &amp; &quot;_G1_P4&quot;" office:value-type="string" office:string-value="U15_Girls_G1_P4" calcext:value-type="string">
            <text:p>U15_Girls_G1_P4</text:p>
          </table:table-cell>
          <table:table-cell table:style-name="ce9" table:formula="of:=AGE_GROUP &amp; &quot;_&quot; &amp;SECTION &amp; &quot;_G2_P3&quot;" office:value-type="string" office:string-value="U15_Girls_G2_P3" calcext:value-type="string">
            <text:p>U15_Girls_G2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11&quot;,&quot;competition&quot;:{&quot;name&quot;:&quot;U15&quot;, &quot;section&quot;:&quot;Girls Europa League&quot;, &quot;group&quot;:&quot;2&quot;},&quot;tag&quot;:&quot;5&quot;, &quot;homeTeam&quot;:&quot;4th Group 1&quot;, &quot;awayTeam&quot;:&quot;3rd Group 2&quot;, &quot;homeTeamFrom&quot;:&quot;U15_Girls_G1_P4&quot;, &quot;awayTeamFrom&quot;:&quot;U15_Girls_G2_P3&quot;}" calcext:value-type="string">
            <text:p>{"__v":0,"index":47,"pitch":"11","competition":{"name":"U15", "section":"Girls Europa League", "group":"2"},"tag":"5", "homeTeam":"4th Group 1", "awayTeam":"3rd Group 2", "homeTeamFrom":"U15_Girls_G1_P4", "awayTeamFrom":"U15_Girls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3rd Group 4</text:p>
          </table:table-cell>
          <table:table-cell table:style-name="ce9" table:formula="of:=AGE_GROUP &amp; &quot;_&quot; &amp;SECTION &amp; &quot;_G3_P4&quot;" office:value-type="string" office:string-value="U15_Girls_G3_P4" calcext:value-type="string">
            <text:p>U15_Girls_G3_P4</text:p>
          </table:table-cell>
          <table:table-cell table:style-name="ce9" table:formula="of:=AGE_GROUP &amp; &quot;_&quot; &amp;SECTION &amp; &quot;_G4_P3&quot;" office:value-type="string" office:string-value="U15_Girls_G4_P3" calcext:value-type="string">
            <text:p>U15_Girls_G4_P3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12&quot;,&quot;competition&quot;:{&quot;name&quot;:&quot;U15&quot;, &quot;section&quot;:&quot;Girls Europa League&quot;, &quot;group&quot;:&quot;2&quot;},&quot;tag&quot;:&quot;6&quot;, &quot;homeTeam&quot;:&quot;4th Group 3&quot;, &quot;awayTeam&quot;:&quot;3rd Group 4&quot;, &quot;homeTeamFrom&quot;:&quot;U15_Girls_G3_P4&quot;, &quot;awayTeamFrom&quot;:&quot;U15_Girls_G4_P3&quot;}" calcext:value-type="string">
            <text:p>{"__v":0,"index":48,"pitch":"12","competition":{"name":"U15", "section":"Girls Europa League", "group":"2"},"tag":"6", "homeTeam":"4th Group 3", "awayTeam":"3rd Group 4", "homeTeamFrom":"U15_Girls_G3_P4", "awayTeamFrom":"U15_Girls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9"/>
          <table:table-cell table:style-name="ce9" table:formula="of:=AGE_GROUP&amp;&quot;_&quot;&amp;SUBSTITUTE(S2_SEC1;&quot; &quot;;&quot;&quot;)&amp;&quot;_SF1&quot;" office:value-type="string" office:string-value="U15_GirlsChampionsLeague_SF1" calcext:value-type="string">
            <text:p>U15_GirlsChampions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&amp;&quot;_&quot;&amp;SUBSTITUTE(S2_SEC1;&quot; &quot;;&quot;&quot;)&amp;&quot;_G1_P1&quot;" office:value-type="string" office:string-value="U15_GirlsChampionsLeague_G1_P1" calcext:value-type="string">
            <text:p>U15_GirlsChampionsLeague_G1_P1</text:p>
          </table:table-cell>
          <table:table-cell table:style-name="ce9" table:formula="of:=AGE_GROUP&amp;&quot;_&quot;&amp;SUBSTITUTE(S2_SEC1;&quot; &quot;;&quot;&quot;)&amp;&quot;_G2_P2&quot;" office:value-type="string" office:string-value="U15_GirlsChampionsLeague_G2_P2" calcext:value-type="string">
            <text:p>U15_GirlsChampionsLeague_G2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5&quot;, &quot;section&quot;:&quot;Girls Champions League&quot;},&quot;tag&quot;:&quot;SF1&quot;, &quot;homeTeam&quot;:&quot;Winner Group 1&quot;, &quot;awayTeam&quot;:&quot;2nd Group 2&quot;, &quot;homeTeamFrom&quot;:&quot;U15_GirlsChampionsLeague_G1_P1&quot;, &quot;awayTeamFrom&quot;:&quot;U15_GirlsChampionsLeague_G2_P2&quot;, &quot;stage2Tag&quot;:&quot;U15_GirlsChampionsLeague_SF1&quot;}" calcext:value-type="string">
            <text:p>{"__v":0,"index":49,"pitch":"9","competition":{"name":"U15", "section":"Girls Champions League"},"tag":"SF1", "homeTeam":"Winner Group 1", "awayTeam":"2nd Group 2", "homeTeamFrom":"U15_GirlsChampionsLeague_G1_P1", "awayTeamFrom":"U15_GirlsChampionsLeague_G2_P2", "stage2Tag":"U15_GirlsChampions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9"/>
          <table:table-cell table:style-name="ce9" table:formula="of:=AGE_GROUP&amp;&quot;_&quot;&amp;SUBSTITUTE(S2_SEC1;&quot; &quot;;&quot;&quot;)&amp;&quot;_SF2&quot;" office:value-type="string" office:string-value="U15_GirlsChampionsLeague_SF2" calcext:value-type="string">
            <text:p>U15_GirlsChampions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&amp;&quot;_&quot;&amp;SUBSTITUTE(S2_SEC1;&quot; &quot;;&quot;&quot;)&amp;&quot;_G2_P1&quot;" office:value-type="string" office:string-value="U15_GirlsChampionsLeague_G2_P1" calcext:value-type="string">
            <text:p>U15_GirlsChampionsLeague_G2_P1</text:p>
          </table:table-cell>
          <table:table-cell table:style-name="ce9" table:formula="of:=AGE_GROUP&amp;&quot;_&quot;&amp;SUBSTITUTE(S2_SEC1;&quot; &quot;;&quot;&quot;)&amp;&quot;_G1_P2&quot;" office:value-type="string" office:string-value="U15_GirlsChampionsLeague_G1_P2" calcext:value-type="string">
            <text:p>U15_GirlsChampionsLeague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0,&quot;pitch&quot;:&quot;10&quot;,&quot;competition&quot;:{&quot;name&quot;:&quot;U15&quot;, &quot;section&quot;:&quot;Girls Champions League&quot;},&quot;tag&quot;:&quot;SF2&quot;, &quot;homeTeam&quot;:&quot;Winner Group 2&quot;, &quot;awayTeam&quot;:&quot;2nd Group 1&quot;, &quot;homeTeamFrom&quot;:&quot;U15_GirlsChampionsLeague_G2_P1&quot;, &quot;awayTeamFrom&quot;:&quot;U15_GirlsChampionsLeague_G1_P2&quot;, &quot;stage2Tag&quot;:&quot;U15_GirlsChampionsLeague_SF2&quot;}" calcext:value-type="string">
            <text:p>{"__v":0,"index":50,"pitch":"10","competition":{"name":"U15", "section":"Girls Champions League"},"tag":"SF2", "homeTeam":"Winner Group 2", "awayTeam":"2nd Group 1", "homeTeamFrom":"U15_GirlsChampionsLeague_G2_P1", "awayTeamFrom":"U15_GirlsChampionsLeague_G1_P2", "stage2Tag":"U15_Girls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9"/>
          <table:table-cell table:style-name="ce9" table:formula="of:=AGE_GROUP&amp;&quot;_&quot;&amp;SUBSTITUTE(S2_SEC1;&quot; &quot;;&quot;&quot;)&amp;&quot;_FNL&quot;" office:value-type="string" office:string-value="U15_GirlsChampionsLeague_FNL" calcext:value-type="string">
            <text:p>U15_GirlsChampions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&amp;&quot;_&quot;&amp;SUBSTITUTE(S2_SEC1;&quot; &quot;;&quot;&quot;)&amp;&quot;_SF1&quot;" office:value-type="string" office:string-value="U15_GirlsChampionsLeague_SF1" calcext:value-type="string">
            <text:p>U15_GirlsChampionsLeague_SF1</text:p>
          </table:table-cell>
          <table:table-cell table:style-name="ce9" table:formula="of:=AGE_GROUP&amp;&quot;_&quot;&amp;SUBSTITUTE(S2_SEC1;&quot; &quot;;&quot;&quot;)&amp;&quot;_SF2&quot;" office:value-type="string" office:string-value="U15_GirlsChampionsLeague_SF2" calcext:value-type="string">
            <text:p>U15_GirlsChampionsLeague_SF2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, &quot;&quot;stage2Tag&quot;&quot;:&quot;&quot;&quot; &amp; [.E52] &amp; &quot;&quot;&quot;}&quot;" office:value-type="string" office:string-value="{&quot;__v&quot;:0,&quot;index&quot;:51,&quot;pitch&quot;:&quot;11&quot;,&quot;competition&quot;:{&quot;name&quot;:&quot;U15&quot;, &quot;section&quot;:&quot;Girls Champions League&quot;},&quot;tag&quot;:&quot;FIN&quot;, &quot;homeTeam&quot;:&quot;Winner SF1&quot;, &quot;awayTeam&quot;:&quot;Winner SF2&quot;, &quot;homeTeamFrom&quot;:&quot;U15_GirlsChampionsLeague_SF1&quot;, &quot;awayTeamFrom&quot;:&quot;U15_GirlsChampionsLeague_SF2&quot;, &quot;stage2Tag&quot;:&quot;U15_GirlsChampionsLeague_FNL&quot;}" calcext:value-type="string">
            <text:p>{"__v":0,"index":51,"pitch":"11","competition":{"name":"U15", "section":"Girls Champions League"},"tag":"FIN", "homeTeam":"Winner SF1", "awayTeam":"Winner SF2", "homeTeamFrom":"U15_GirlsChampionsLeague_SF1", "awayTeamFrom":"U15_GirlsChampionsLeague_SF2", "stage2Tag":"U15_Girls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9"/>
          <table:table-cell table:style-name="ce9" table:formula="of:=AGE_GROUP&amp;&quot;_&quot;&amp;SUBSTITUTE(S2_SEC2;&quot; &quot;;&quot;&quot;)&amp;&quot;_SF1&quot;" office:value-type="string" office:string-value="U15_GirlsEuropaLeague_SF1" calcext:value-type="string">
            <text:p>U15_GirlsEuropa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&amp;&quot;_&quot;&amp;SUBSTITUTE(S2_SEC2;&quot; &quot;;&quot;&quot;)&amp;&quot;_G1_P1&quot;" office:value-type="string" office:string-value="U15_GirlsEuropaLeague_G1_P1" calcext:value-type="string">
            <text:p>U15_GirlsEuropaLeague_G1_P1</text:p>
          </table:table-cell>
          <table:table-cell table:style-name="ce9" table:formula="of:=AGE_GROUP&amp;&quot;_&quot;&amp;SUBSTITUTE(S2_SEC2;&quot; &quot;;&quot;&quot;)&amp;&quot;_G2_P2&quot;" office:value-type="string" office:string-value="U15_GirlsEuropaLeague_G2_P2" calcext:value-type="string">
            <text:p>U15_GirlsEuropaLeague_G2_P2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, &quot;&quot;stage2Tag&quot;&quot;:&quot;&quot;&quot; &amp; [.E53] &amp; &quot;&quot;&quot;}&quot;" office:value-type="string" office:string-value="{&quot;__v&quot;:0,&quot;index&quot;:52,&quot;pitch&quot;:&quot;12&quot;,&quot;competition&quot;:{&quot;name&quot;:&quot;U15&quot;, &quot;section&quot;:&quot;Girls Europa League&quot;},&quot;tag&quot;:&quot;SF1&quot;, &quot;homeTeam&quot;:&quot;Winner Group 1&quot;, &quot;awayTeam&quot;:&quot;2nd Group 2&quot;, &quot;homeTeamFrom&quot;:&quot;U15_GirlsEuropaLeague_G1_P1&quot;, &quot;awayTeamFrom&quot;:&quot;U15_GirlsEuropaLeague_G2_P2&quot;, &quot;stage2Tag&quot;:&quot;U15_GirlsEuropaLeague_SF1&quot;}" calcext:value-type="string">
            <text:p>{"__v":0,"index":52,"pitch":"12","competition":{"name":"U15", "section":"Girls Europa League"},"tag":"SF1", "homeTeam":"Winner Group 1", "awayTeam":"2nd Group 2", "homeTeamFrom":"U15_GirlsEuropaLeague_G1_P1", "awayTeamFrom":"U15_GirlsEuropaLeague_G2_P2", "stage2Tag":"U15_GirlsEuropa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9"/>
          <table:table-cell table:style-name="ce9" table:formula="of:=AGE_GROUP&amp;&quot;_&quot;&amp;SUBSTITUTE(S2_SEC2;&quot; &quot;;&quot;&quot;)&amp;&quot;_SF2&quot;" office:value-type="string" office:string-value="U15_GirlsEuropaLeague_SF2" calcext:value-type="string">
            <text:p>U15_GirlsEuropa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&amp;&quot;_&quot;&amp;SUBSTITUTE(S2_SEC2;&quot; &quot;;&quot;&quot;)&amp;&quot;_G2_P1&quot;" office:value-type="string" office:string-value="U15_GirlsEuropaLeague_G2_P1" calcext:value-type="string">
            <text:p>U15_GirlsEuropaLeague_G2_P1</text:p>
          </table:table-cell>
          <table:table-cell table:style-name="ce9" table:formula="of:=AGE_GROUP&amp;&quot;_&quot;&amp;SUBSTITUTE(S2_SEC2;&quot; &quot;;&quot;&quot;)&amp;&quot;_G1_P2&quot;" office:value-type="string" office:string-value="U15_GirlsEuropaLeague_G1_P2" calcext:value-type="string">
            <text:p>U15_GirlsEuropaLeague_G1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, &quot;&quot;stage2Tag&quot;&quot;:&quot;&quot;&quot; &amp; [.E54] &amp; &quot;&quot;&quot;}&quot;" office:value-type="string" office:string-value="{&quot;__v&quot;:0,&quot;index&quot;:53,&quot;pitch&quot;:&quot;9&quot;,&quot;competition&quot;:{&quot;name&quot;:&quot;U15&quot;, &quot;section&quot;:&quot;Girls Europa League&quot;},&quot;tag&quot;:&quot;SF2&quot;, &quot;homeTeam&quot;:&quot;Winner Group 2&quot;, &quot;awayTeam&quot;:&quot;2nd Group 1&quot;, &quot;homeTeamFrom&quot;:&quot;U15_GirlsEuropaLeague_G2_P1&quot;, &quot;awayTeamFrom&quot;:&quot;U15_GirlsEuropaLeague_G1_P2&quot;, &quot;stage2Tag&quot;:&quot;U15_GirlsEuropaLeague_SF2&quot;}" calcext:value-type="string">
            <text:p>{"__v":0,"index":53,"pitch":"9","competition":{"name":"U15", "section":"Girls Europa League"},"tag":"SF2", "homeTeam":"Winner Group 2", "awayTeam":"2nd Group 1", "homeTeamFrom":"U15_GirlsEuropaLeague_G2_P1", "awayTeamFrom":"U15_GirlsEuropaLeague_G1_P2", "stage2Tag":"U15_GirlsEuropa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9"/>
          <table:table-cell table:style-name="ce9" table:formula="of:=AGE_GROUP&amp;&quot;_&quot;&amp;SUBSTITUTE(S2_SEC2;&quot; &quot;;&quot;&quot;)&amp;&quot;_FNL&quot;" office:value-type="string" office:string-value="U15_GirlsEuropaLeague_FNL" calcext:value-type="string">
            <text:p>U15_GirlsEuropa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&amp;&quot;_&quot;&amp;SUBSTITUTE(S2_SEC2;&quot; &quot;;&quot;&quot;)&amp;&quot;_SF1&quot;" office:value-type="string" office:string-value="U15_GirlsEuropaLeague_SF1" calcext:value-type="string">
            <text:p>U15_GirlsEuropaLeague_SF1</text:p>
          </table:table-cell>
          <table:table-cell table:style-name="ce9" table:formula="of:=AGE_GROUP&amp;&quot;_&quot;&amp;SUBSTITUTE(S2_SEC2;&quot; &quot;;&quot;&quot;)&amp;&quot;_SF2&quot;" office:value-type="string" office:string-value="U15_GirlsEuropaLeague_SF2" calcext:value-type="string">
            <text:p>U15_GirlsEuropaLeague_SF2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, &quot;&quot;stage2Tag&quot;&quot;:&quot;&quot;&quot; &amp; [.E55] &amp; &quot;&quot;&quot;}&quot;" office:value-type="string" office:string-value="{&quot;__v&quot;:0,&quot;index&quot;:54,&quot;pitch&quot;:&quot;11&quot;,&quot;competition&quot;:{&quot;name&quot;:&quot;U15&quot;, &quot;section&quot;:&quot;Girls Europa League&quot;},&quot;tag&quot;:&quot;FIN&quot;, &quot;homeTeam&quot;:&quot;Winner SF1&quot;, &quot;awayTeam&quot;:&quot;Winner SF2&quot;, &quot;homeTeamFrom&quot;:&quot;U15_GirlsEuropaLeague_SF1&quot;, &quot;awayTeamFrom&quot;:&quot;U15_GirlsEuropaLeague_SF2&quot;, &quot;stage2Tag&quot;:&quot;U15_GirlsEuropaLeague_FNL&quot;}" calcext:value-type="string">
            <text:p>{"__v":0,"index":54,"pitch":"11","competition":{"name":"U15", "section":"Girls Europa League"},"tag":"FIN", "homeTeam":"Winner SF1", "awayTeam":"Winner SF2", "homeTeamFrom":"U15_GirlsEuropaLeague_SF1", "awayTeamFrom":"U15_GirlsEuropaLeague_SF2", "stage2Tag":"U15_GirlsEuropaLeague_FNL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 Groups of 4 2-Stage Format No KO" table:style-name="ta1">
        <office:forms form:automatic-focus="false" form:apply-design-mode="false"/>
        <table:table-column table:style-name="co4" table:visibility="collapse" table:default-cell-style-name="ce13"/>
        <table:table-column table:style-name="co5" table:visibility="collapse" table:number-columns-repeated="2" table:default-cell-style-name="ce13"/>
        <table:table-column table:style-name="co5" table:visibility="collapse" table:default-cell-style-name="ce16"/>
        <table:table-column table:style-name="co10" table:visibility="collapse" table:default-cell-style-name="ce16"/>
        <table:table-column table:style-name="co11" table:visibility="collapse" table:number-columns-repeated="3" table:default-cell-style-name="ce16"/>
        <table:table-column table:style-name="co11" table:visibility="collapse" table:default-cell-style-name="ce17"/>
        <table:table-column table:style-name="co12" table:default-cell-style-name="ce17"/>
        <table:table-column table:style-name="co9" table:default-cell-style-name="ce12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 office:value-type="string" office:string-value="STBGFC Scorpions" calcext:value-type="string">
            <text:p>STBGFC Scorpions</text:p>
          </table:table-cell>
          <table:table-cell table:style-name="ce9" table:formula="of:=VLOOKUP([.E2];TRANSLATED_TEAM_NAMES;[.$C2]+1)" office:value-type="string" office:string-value="Rustington Raiders (U15)" calcext:value-type="string">
            <text:p>Rustington Raiders (U15)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7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7","competition":{"name":"U15", "section":"Girls", "group":"1"},"tag":"1", "homeTeam":"STBGFC Scorpions", "awayTeam":"Rustington Raider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 office:value-type="string" office:string-value="STBGFC Storm" calcext:value-type="string">
            <text:p>STBGFC Storm</text:p>
          </table:table-cell>
          <table:table-cell table:style-name="ce9" table:formula="of:=VLOOKUP([.E3];TRANSLATED_TEAM_NAMES;[.$C3]+1)" office:value-type="string" office:string-value="Crawley Wasps (U15)" calcext:value-type="string">
            <text:p>Crawley Wasps (U15)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8&quot;,&quot;competition&quot;:{&quot;name&quot;:&quot;U15&quot;, &quot;section&quot;:&quot;Girls&quot;, &quot;group&quot;:&quot;1&quot;},&quot;tag&quot;:&quot;2&quot;, &quot;homeTeam&quot;:&quot;STBGFC Storm&quot;, &quot;awayTeam&quot;:&quot;Crawley Wasps (U15)&quot;}" calcext:value-type="string">
            <text:p>{"__v":0,"index":2,"pitch":"8","competition":{"name":"U15", "section":"Girls", "group":"1"},"tag":"2", "homeTeam":"STBGFC Storm", "awayTeam":"Crawley Wasp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 office:value-type="string" office:string-value="STBGFC Storm" calcext:value-type="string">
            <text:p>STBGFC Storm</text:p>
          </table:table-cell>
          <table:table-cell table:style-name="ce9" table:formula="of:=VLOOKUP([.E4];TRANSLATED_TEAM_NAMES;[.$C4]+1)" office:value-type="string" office:string-value="STBGFC Scorpions" calcext:value-type="string">
            <text:p>STBGFC Scorpions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7&quot;,&quot;competition&quot;:{&quot;name&quot;:&quot;U15&quot;, &quot;section&quot;:&quot;Girls&quot;, &quot;group&quot;:&quot;1&quot;},&quot;tag&quot;:&quot;3&quot;, &quot;homeTeam&quot;:&quot;STBGFC Storm&quot;, &quot;awayTeam&quot;:&quot;STBGFC Scorpions&quot;}" calcext:value-type="string">
            <text:p>{"__v":0,"index":3,"pitch":"7","competition":{"name":"U15", "section":"Girls", "group":"1"},"tag":"3", "homeTeam":"STBGFC Storm", "awayTeam":"STBGFC Scorpion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 office:value-type="string" office:string-value="Rustington Raiders (U15)" calcext:value-type="string">
            <text:p>Rustington Raiders (U15)</text:p>
          </table:table-cell>
          <table:table-cell table:style-name="ce9" table:formula="of:=VLOOKUP([.E5];TRANSLATED_TEAM_NAMES;[.$C5]+1)" office:value-type="string" office:string-value="Crawley Wasps (U15)" calcext:value-type="string">
            <text:p>Crawley Wasps (U15)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8&quot;,&quot;competition&quot;:{&quot;name&quot;:&quot;U15&quot;, &quot;section&quot;:&quot;Girls&quot;, &quot;group&quot;:&quot;1&quot;},&quot;tag&quot;:&quot;4&quot;, &quot;homeTeam&quot;:&quot;Rustington Raiders (U15)&quot;, &quot;awayTeam&quot;:&quot;Crawley Wasps (U15)&quot;}" calcext:value-type="string">
            <text:p>{"__v":0,"index":4,"pitch":"8","competition":{"name":"U15", "section":"Girls", "group":"1"},"tag":"4", "homeTeam":"Rustington Raiders (U15)", "awayTeam":"Crawley Wasp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 office:value-type="string" office:string-value="Crawley Wasps (U15)" calcext:value-type="string">
            <text:p>Crawley Wasps (U15)</text:p>
          </table:table-cell>
          <table:table-cell table:style-name="ce9" table:formula="of:=VLOOKUP([.E6];TRANSLATED_TEAM_NAMES;[.$C6]+1)" office:value-type="string" office:string-value="STBGFC Scorpions" calcext:value-type="string">
            <text:p>STBGFC Scorpions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7&quot;,&quot;competition&quot;:{&quot;name&quot;:&quot;U15&quot;, &quot;section&quot;:&quot;Girls&quot;, &quot;group&quot;:&quot;1&quot;},&quot;tag&quot;:&quot;5&quot;, &quot;homeTeam&quot;:&quot;Crawley Wasps (U15)&quot;, &quot;awayTeam&quot;:&quot;STBGFC Scorpions&quot;}" calcext:value-type="string">
            <text:p>{"__v":0,"index":5,"pitch":"7","competition":{"name":"U15", "section":"Girls", "group":"1"},"tag":"5", "homeTeam":"Crawley Wasps (U15)", "awayTeam":"STBGFC Scorpion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 office:value-type="string" office:string-value="Rustington Raiders (U15)" calcext:value-type="string">
            <text:p>Rustington Raiders (U15)</text:p>
          </table:table-cell>
          <table:table-cell table:style-name="ce9" table:formula="of:=VLOOKUP([.E7];TRANSLATED_TEAM_NAMES;[.$C7]+1)" office:value-type="string" office:string-value="STBGFC Storm" calcext:value-type="string">
            <text:p>STBGFC Storm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8&quot;,&quot;competition&quot;:{&quot;name&quot;:&quot;U15&quot;, &quot;section&quot;:&quot;Girls&quot;, &quot;group&quot;:&quot;1&quot;},&quot;tag&quot;:&quot;6&quot;, &quot;homeTeam&quot;:&quot;Rustington Raiders (U15)&quot;, &quot;awayTeam&quot;:&quot;STBGFC Storm&quot;}" calcext:value-type="string">
            <text:p>{"__v":0,"index":6,"pitch":"8","competition":{"name":"U15", "section":"Girls", "group":"1"},"tag":"6", "homeTeam":"Rustington Raiders (U15)", "awayTeam":"STBGFC Storm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7&quot;,&quot;competition&quot;:{&quot;name&quot;:&quot;U15&quot;, &quot;section&quot;:&quot;Girls&quot;, &quot;group&quot;:&quot;2&quot;},&quot;tag&quot;:&quot;1&quot;, &quot;homeTeam&quot;:&quot;&quot;, &quot;awayTeam&quot;:&quot;&quot;}" calcext:value-type="string">
            <text:p>{"__v":0,"index":7,"pitch":"7","competition":{"name":"U15", "section":"Girls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8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8,"pitch":"8","competition":{"name":"U15", "section":"Girls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7&quot;,&quot;competition&quot;:{&quot;name&quot;:&quot;U15&quot;, &quot;section&quot;:&quot;Girls&quot;, &quot;group&quot;:&quot;2&quot;},&quot;tag&quot;:&quot;3&quot;, &quot;homeTeam&quot;:&quot;&quot;, &quot;awayTeam&quot;:&quot;&quot;}" calcext:value-type="string">
            <text:p>{"__v":0,"index":9,"pitch":"7","competition":{"name":"U15", "section":"Girls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8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0,"pitch":"8","competition":{"name":"U15", "section":"Girls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7&quot;,&quot;competition&quot;:{&quot;name&quot;:&quot;U15&quot;, &quot;section&quot;:&quot;Girls&quot;, &quot;group&quot;:&quot;2&quot;},&quot;tag&quot;:&quot;5&quot;, &quot;homeTeam&quot;:&quot;&quot;, &quot;awayTeam&quot;:&quot;&quot;}" calcext:value-type="string">
            <text:p>{"__v":0,"index":11,"pitch":"7","competition":{"name":"U15", "section":"Girls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8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2,"pitch":"8","competition":{"name":"U15", "section":"Girls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 &amp; &quot;_&quot; &amp;SECTION &amp; &quot;_G1_P1&quot;" office:value-type="string" office:string-value="U15_Girls_G1_P1" calcext:value-type="string">
            <text:p>U15_Girls_G1_P1</text:p>
          </table:table-cell>
          <table:table-cell table:style-name="ce9" table:formula="of:=AGE_GROUP &amp; &quot;_&quot; &amp;SECTION &amp; &quot;_G2_P2&quot;" office:value-type="string" office:string-value="U15_Girls_G2_P2" calcext:value-type="string">
            <text:p>U15_Girls_G2_P2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4] &amp;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, &quot;&quot;homeTeamFrom&quot;&quot;:&quot;&quot;&quot; &amp; [.H14] &amp; &quot;&quot;&quot;, &quot;&quot;awayTeamFrom&quot;&quot;:&quot;&quot;&quot; &amp; [.I14] &amp; &quot;&quot;&quot;}&quot;" office:value-type="string" office:string-value="{&quot;__v&quot;:0,&quot;index&quot;:13,&quot;pitch&quot;:&quot;7&quot;,&quot;competition&quot;:{&quot;name&quot;:&quot;U15&quot;, &quot;section&quot;:&quot;Girls Champions League&quot;, &quot;group&quot;:&quot;1&quot;},&quot;tag&quot;:&quot;1&quot;, &quot;homeTeam&quot;:&quot;Winner Group 1&quot;, &quot;awayTeam&quot;:&quot;2nd Group 2&quot;, &quot;homeTeamFrom&quot;:&quot;U15_Girls_G1_P1&quot;, &quot;awayTeamFrom&quot;:&quot;U15_Girls_G2_P2&quot;}" calcext:value-type="string">
            <text:p>{"__v":0,"index":13,"pitch":"7","competition":{"name":"U15", "section":"Girls Champions League", "group":"1"},"tag":"1", "homeTeam":"Winner Group 1", "awayTeam":"2nd Group 2", "homeTeamFrom":"U15_Girls_G1_P1", "awayTeamFrom":"U15_Girls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 &amp; &quot;_&quot; &amp;SECTION &amp; &quot;_G2_P1&quot;" office:value-type="string" office:string-value="U15_Girls_G2_P1" calcext:value-type="string">
            <text:p>U15_Girls_G2_P1</text:p>
          </table:table-cell>
          <table:table-cell table:style-name="ce9" table:formula="of:=AGE_GROUP &amp; &quot;_&quot; &amp;SECTION &amp; &quot;_G1_P2&quot;" office:value-type="string" office:string-value="U15_Girls_G1_P2" calcext:value-type="string">
            <text:p>U15_Girls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5] &amp;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, &quot;&quot;homeTeamFrom&quot;&quot;:&quot;&quot;&quot; &amp; [.H15] &amp; &quot;&quot;&quot;, &quot;&quot;awayTeamFrom&quot;&quot;:&quot;&quot;&quot; &amp; [.I15] &amp; &quot;&quot;&quot;}&quot;" office:value-type="string" office:string-value="{&quot;__v&quot;:0,&quot;index&quot;:14,&quot;pitch&quot;:&quot;8&quot;,&quot;competition&quot;:{&quot;name&quot;:&quot;U15&quot;, &quot;section&quot;:&quot;Girls Champions League&quot;, &quot;group&quot;:&quot;1&quot;},&quot;tag&quot;:&quot;2&quot;, &quot;homeTeam&quot;:&quot;Winner Group 2&quot;, &quot;awayTeam&quot;:&quot;2nd Group 1&quot;, &quot;homeTeamFrom&quot;:&quot;U15_Girls_G2_P1&quot;, &quot;awayTeamFrom&quot;:&quot;U15_Girls_G1_P2&quot;}" calcext:value-type="string">
            <text:p>{"__v":0,"index":14,"pitch":"8","competition":{"name":"U15", "section":"Girls Champions League", "group":"1"},"tag":"2", "homeTeam":"Winner Group 2", "awayTeam":"2nd Group 1", "homeTeamFrom":"U15_Girls_G2_P1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 &amp; &quot;_&quot; &amp;SECTION &amp; &quot;_G2_P1&quot;" office:value-type="string" office:string-value="U15_Girls_G2_P1" calcext:value-type="string">
            <text:p>U15_Girls_G2_P1</text:p>
          </table:table-cell>
          <table:table-cell table:style-name="ce9" table:formula="of:=AGE_GROUP &amp; &quot;_&quot; &amp;SECTION &amp; &quot;_G1_P1&quot;" office:value-type="string" office:string-value="U15_Girls_G1_P1" calcext:value-type="string">
            <text:p>U15_Girls_G1_P1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6] &amp;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, &quot;&quot;homeTeamFrom&quot;&quot;:&quot;&quot;&quot; &amp; [.H16] &amp; &quot;&quot;&quot;, &quot;&quot;awayTeamFrom&quot;&quot;:&quot;&quot;&quot; &amp; [.I16] &amp; &quot;&quot;&quot;}&quot;" office:value-type="string" office:string-value="{&quot;__v&quot;:0,&quot;index&quot;:15,&quot;pitch&quot;:&quot;7&quot;,&quot;competition&quot;:{&quot;name&quot;:&quot;U15&quot;, &quot;section&quot;:&quot;Girls Champions League&quot;, &quot;group&quot;:&quot;1&quot;},&quot;tag&quot;:&quot;3&quot;, &quot;homeTeam&quot;:&quot;Winner Group 2&quot;, &quot;awayTeam&quot;:&quot;Winner Group 1&quot;, &quot;homeTeamFrom&quot;:&quot;U15_Girls_G2_P1&quot;, &quot;awayTeamFrom&quot;:&quot;U15_Girls_G1_P1&quot;}" calcext:value-type="string">
            <text:p>{"__v":0,"index":15,"pitch":"7","competition":{"name":"U15", "section":"Girls Champions League", "group":"1"},"tag":"3", "homeTeam":"Winner Group 2", "awayTeam":"Winner Group 1", "homeTeamFrom":"U15_Girls_G2_P1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 &amp; &quot;_&quot; &amp;SECTION &amp; &quot;_G2_P2&quot;" office:value-type="string" office:string-value="U15_Girls_G2_P2" calcext:value-type="string">
            <text:p>U15_Girls_G2_P2</text:p>
          </table:table-cell>
          <table:table-cell table:style-name="ce9" table:formula="of:=AGE_GROUP &amp; &quot;_&quot; &amp;SECTION &amp; &quot;_G1_P2&quot;" office:value-type="string" office:string-value="U15_Girls_G1_P2" calcext:value-type="string">
            <text:p>U15_Girls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7] &amp;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, &quot;&quot;homeTeamFrom&quot;&quot;:&quot;&quot;&quot; &amp; [.H17] &amp; &quot;&quot;&quot;, &quot;&quot;awayTeamFrom&quot;&quot;:&quot;&quot;&quot; &amp; [.I17] &amp; &quot;&quot;&quot;}&quot;" office:value-type="string" office:string-value="{&quot;__v&quot;:0,&quot;index&quot;:16,&quot;pitch&quot;:&quot;8&quot;,&quot;competition&quot;:{&quot;name&quot;:&quot;U15&quot;, &quot;section&quot;:&quot;Girls Champions League&quot;, &quot;group&quot;:&quot;1&quot;},&quot;tag&quot;:&quot;4&quot;, &quot;homeTeam&quot;:&quot;2nd Group 2&quot;, &quot;awayTeam&quot;:&quot;2nd Group 1&quot;, &quot;homeTeamFrom&quot;:&quot;U15_Girls_G2_P2&quot;, &quot;awayTeamFrom&quot;:&quot;U15_Girls_G1_P2&quot;}" calcext:value-type="string">
            <text:p>{"__v":0,"index":16,"pitch":"8","competition":{"name":"U15", "section":"Girls Champions League", "group":"1"},"tag":"4", "homeTeam":"2nd Group 2", "awayTeam":"2nd Group 1", "homeTeamFrom":"U15_Girls_G2_P2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 &amp; &quot;_&quot; &amp;SECTION &amp; &quot;_G1_P2&quot;" office:value-type="string" office:string-value="U15_Girls_G1_P2" calcext:value-type="string">
            <text:p>U15_Girls_G1_P2</text:p>
          </table:table-cell>
          <table:table-cell table:style-name="ce9" table:formula="of:=AGE_GROUP &amp; &quot;_&quot; &amp;SECTION &amp; &quot;_G1_P1&quot;" office:value-type="string" office:string-value="U15_Girls_G1_P1" calcext:value-type="string">
            <text:p>U15_Girls_G1_P1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8] &amp;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, &quot;&quot;homeTeamFrom&quot;&quot;:&quot;&quot;&quot; &amp; [.H18] &amp; &quot;&quot;&quot;, &quot;&quot;awayTeamFrom&quot;&quot;:&quot;&quot;&quot; &amp; [.I18] &amp; &quot;&quot;&quot;}&quot;" office:value-type="string" office:string-value="{&quot;__v&quot;:0,&quot;index&quot;:17,&quot;pitch&quot;:&quot;7&quot;,&quot;competition&quot;:{&quot;name&quot;:&quot;U15&quot;, &quot;section&quot;:&quot;Girls Champions League&quot;, &quot;group&quot;:&quot;1&quot;},&quot;tag&quot;:&quot;5&quot;, &quot;homeTeam&quot;:&quot;2nd Group 1&quot;, &quot;awayTeam&quot;:&quot;Winner Group 1&quot;, &quot;homeTeamFrom&quot;:&quot;U15_Girls_G1_P2&quot;, &quot;awayTeamFrom&quot;:&quot;U15_Girls_G1_P1&quot;}" calcext:value-type="string">
            <text:p>{"__v":0,"index":17,"pitch":"7","competition":{"name":"U15", "section":"Girls Champions League", "group":"1"},"tag":"5", "homeTeam":"2nd Group 1", "awayTeam":"Winner Group 1", "homeTeamFrom":"U15_Girls_G1_P2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 &amp; &quot;_&quot; &amp;SECTION &amp; &quot;_G2_P2&quot;" office:value-type="string" office:string-value="U15_Girls_G2_P2" calcext:value-type="string">
            <text:p>U15_Girls_G2_P2</text:p>
          </table:table-cell>
          <table:table-cell table:style-name="ce9" table:formula="of:=AGE_GROUP &amp; &quot;_&quot; &amp;SECTION &amp; &quot;_G2_P1&quot;" office:value-type="string" office:string-value="U15_Girls_G2_P1" calcext:value-type="string">
            <text:p>U15_Girls_G2_P1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9] &amp;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, &quot;&quot;homeTeamFrom&quot;&quot;:&quot;&quot;&quot; &amp; [.H19] &amp; &quot;&quot;&quot;, &quot;&quot;awayTeamFrom&quot;&quot;:&quot;&quot;&quot; &amp; [.I19] &amp; &quot;&quot;&quot;}&quot;" office:value-type="string" office:string-value="{&quot;__v&quot;:0,&quot;index&quot;:18,&quot;pitch&quot;:&quot;8&quot;,&quot;competition&quot;:{&quot;name&quot;:&quot;U15&quot;, &quot;section&quot;:&quot;Girls Champions League&quot;, &quot;group&quot;:&quot;1&quot;},&quot;tag&quot;:&quot;6&quot;, &quot;homeTeam&quot;:&quot;2nd Group 2&quot;, &quot;awayTeam&quot;:&quot;Winner Group 2&quot;, &quot;homeTeamFrom&quot;:&quot;U15_Girls_G2_P2&quot;, &quot;awayTeamFrom&quot;:&quot;U15_Girls_G2_P1&quot;}" calcext:value-type="string">
            <text:p>{"__v":0,"index":18,"pitch":"8","competition":{"name":"U15", "section":"Girls Champions League", "group":"1"},"tag":"6", "homeTeam":"2nd Group 2", "awayTeam":"Winner Group 2", "homeTeamFrom":"U15_Girls_G2_P2", "awayTeamFrom":"U15_Girls_G2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table:formula="of:=AGE_GROUP &amp; &quot;_&quot; &amp;SECTION &amp; &quot;_G1_P3&quot;" office:value-type="string" office:string-value="U15_Girls_G1_P3" calcext:value-type="string">
            <text:p>U15_Girls_G1_P3</text:p>
          </table:table-cell>
          <table:table-cell table:style-name="ce9" table:formula="of:=AGE_GROUP &amp; &quot;_&quot; &amp;SECTION &amp; &quot;_G2_P4&quot;" office:value-type="string" office:string-value="U15_Girls_G2_P4" calcext:value-type="string">
            <text:p>U15_Girls_G2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0] &amp;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, &quot;&quot;homeTeamFrom&quot;&quot;:&quot;&quot;&quot; &amp; [.H20] &amp; &quot;&quot;&quot;, &quot;&quot;awayTeamFrom&quot;&quot;:&quot;&quot;&quot; &amp; [.I20] &amp; &quot;&quot;&quot;}&quot;" office:value-type="string" office:string-value="{&quot;__v&quot;:0,&quot;index&quot;:19,&quot;pitch&quot;:&quot;7&quot;,&quot;competition&quot;:{&quot;name&quot;:&quot;U15&quot;, &quot;section&quot;:&quot;Girls Europa League&quot;, &quot;group&quot;:&quot;2&quot;},&quot;tag&quot;:&quot;1&quot;, &quot;homeTeam&quot;:&quot;3rd Group 1&quot;, &quot;awayTeam&quot;:&quot;4th Group 2&quot;, &quot;homeTeamFrom&quot;:&quot;U15_Girls_G1_P3&quot;, &quot;awayTeamFrom&quot;:&quot;U15_Girls_G2_P4&quot;}" calcext:value-type="string">
            <text:p>{"__v":0,"index":19,"pitch":"7","competition":{"name":"U15", "section":"Girls Europa League", "group":"2"},"tag":"1", "homeTeam":"3rd Group 1", "awayTeam":"4th Group 2", "homeTeamFrom":"U15_Girls_G1_P3", "awayTeamFrom":"U15_Girls_G2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 &amp; &quot;_&quot; &amp;SECTION &amp; &quot;_G2_P3&quot;" office:value-type="string" office:string-value="U15_Girls_G2_P3" calcext:value-type="string">
            <text:p>U15_Girls_G2_P3</text:p>
          </table:table-cell>
          <table:table-cell table:style-name="ce9" table:formula="of:=AGE_GROUP &amp; &quot;_&quot; &amp;SECTION &amp; &quot;_G1_P4&quot;" office:value-type="string" office:string-value="U15_Girls_G1_P4" calcext:value-type="string">
            <text:p>U15_Girls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1] &amp;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, &quot;&quot;homeTeamFrom&quot;&quot;:&quot;&quot;&quot; &amp; [.H21] &amp; &quot;&quot;&quot;, &quot;&quot;awayTeamFrom&quot;&quot;:&quot;&quot;&quot; &amp; [.I21] &amp; &quot;&quot;&quot;}&quot;" office:value-type="string" office:string-value="{&quot;__v&quot;:0,&quot;index&quot;:20,&quot;pitch&quot;:&quot;8&quot;,&quot;competition&quot;:{&quot;name&quot;:&quot;U15&quot;, &quot;section&quot;:&quot;Girls Europa League&quot;, &quot;group&quot;:&quot;2&quot;},&quot;tag&quot;:&quot;2&quot;, &quot;homeTeam&quot;:&quot;3rd Group 2&quot;, &quot;awayTeam&quot;:&quot;4th Group 1&quot;, &quot;homeTeamFrom&quot;:&quot;U15_Girls_G2_P3&quot;, &quot;awayTeamFrom&quot;:&quot;U15_Girls_G1_P4&quot;}" calcext:value-type="string">
            <text:p>{"__v":0,"index":20,"pitch":"8","competition":{"name":"U15", "section":"Girls Europa League", "group":"2"},"tag":"2", "homeTeam":"3rd Group 2", "awayTeam":"4th Group 1", "homeTeamFrom":"U15_Girls_G2_P3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 &amp; &quot;_&quot; &amp;SECTION &amp; &quot;_G2_P3&quot;" office:value-type="string" office:string-value="U15_Girls_G2_P3" calcext:value-type="string">
            <text:p>U15_Girls_G2_P3</text:p>
          </table:table-cell>
          <table:table-cell table:style-name="ce9" table:formula="of:=AGE_GROUP &amp; &quot;_&quot; &amp;SECTION &amp; &quot;_G1_P3&quot;" office:value-type="string" office:string-value="U15_Girls_G1_P3" calcext:value-type="string">
            <text:p>U15_Girls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2] &amp;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, &quot;&quot;homeTeamFrom&quot;&quot;:&quot;&quot;&quot; &amp; [.H22] &amp; &quot;&quot;&quot;, &quot;&quot;awayTeamFrom&quot;&quot;:&quot;&quot;&quot; &amp; [.I22] &amp; &quot;&quot;&quot;}&quot;" office:value-type="string" office:string-value="{&quot;__v&quot;:0,&quot;index&quot;:21,&quot;pitch&quot;:&quot;7&quot;,&quot;competition&quot;:{&quot;name&quot;:&quot;U15&quot;, &quot;section&quot;:&quot;Girls Europa League&quot;, &quot;group&quot;:&quot;2&quot;},&quot;tag&quot;:&quot;3&quot;, &quot;homeTeam&quot;:&quot;3rd Group 2&quot;, &quot;awayTeam&quot;:&quot;3rd Group 1&quot;, &quot;homeTeamFrom&quot;:&quot;U15_Girls_G2_P3&quot;, &quot;awayTeamFrom&quot;:&quot;U15_Girls_G1_P3&quot;}" calcext:value-type="string">
            <text:p>{"__v":0,"index":21,"pitch":"7","competition":{"name":"U15", "section":"Girls Europa League", "group":"2"},"tag":"3", "homeTeam":"3rd Group 2", "awayTeam":"3rd Group 1", "homeTeamFrom":"U15_Girls_G2_P3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 &amp; &quot;_&quot; &amp;SECTION &amp; &quot;_G2_P4&quot;" office:value-type="string" office:string-value="U15_Girls_G2_P4" calcext:value-type="string">
            <text:p>U15_Girls_G2_P4</text:p>
          </table:table-cell>
          <table:table-cell table:style-name="ce9" table:formula="of:=AGE_GROUP &amp; &quot;_&quot; &amp;SECTION &amp; &quot;_G1_P4&quot;" office:value-type="string" office:string-value="U15_Girls_G1_P4" calcext:value-type="string">
            <text:p>U15_Girls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3] &amp;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, &quot;&quot;homeTeamFrom&quot;&quot;:&quot;&quot;&quot; &amp; [.H23] &amp; &quot;&quot;&quot;, &quot;&quot;awayTeamFrom&quot;&quot;:&quot;&quot;&quot; &amp; [.I23] &amp; &quot;&quot;&quot;}&quot;" office:value-type="string" office:string-value="{&quot;__v&quot;:0,&quot;index&quot;:22,&quot;pitch&quot;:&quot;8&quot;,&quot;competition&quot;:{&quot;name&quot;:&quot;U15&quot;, &quot;section&quot;:&quot;Girls Europa League&quot;, &quot;group&quot;:&quot;2&quot;},&quot;tag&quot;:&quot;4&quot;, &quot;homeTeam&quot;:&quot;4th Group 2&quot;, &quot;awayTeam&quot;:&quot;4th Group 1&quot;, &quot;homeTeamFrom&quot;:&quot;U15_Girls_G2_P4&quot;, &quot;awayTeamFrom&quot;:&quot;U15_Girls_G1_P4&quot;}" calcext:value-type="string">
            <text:p>{"__v":0,"index":22,"pitch":"8","competition":{"name":"U15", "section":"Girls Europa League", "group":"2"},"tag":"4", "homeTeam":"4th Group 2", "awayTeam":"4th Group 1", "homeTeamFrom":"U15_Girls_G2_P4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 &amp; &quot;_&quot; &amp;SECTION &amp; &quot;_G1_P4&quot;" office:value-type="string" office:string-value="U15_Girls_G1_P4" calcext:value-type="string">
            <text:p>U15_Girls_G1_P4</text:p>
          </table:table-cell>
          <table:table-cell table:style-name="ce9" table:formula="of:=AGE_GROUP &amp; &quot;_&quot; &amp;SECTION &amp; &quot;_G1_P3&quot;" office:value-type="string" office:string-value="U15_Girls_G1_P3" calcext:value-type="string">
            <text:p>U15_Girls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4] &amp;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, &quot;&quot;homeTeamFrom&quot;&quot;:&quot;&quot;&quot; &amp; [.H24] &amp; &quot;&quot;&quot;, &quot;&quot;awayTeamFrom&quot;&quot;:&quot;&quot;&quot; &amp; [.I24] &amp; &quot;&quot;&quot;}&quot;" office:value-type="string" office:string-value="{&quot;__v&quot;:0,&quot;index&quot;:23,&quot;pitch&quot;:&quot;7&quot;,&quot;competition&quot;:{&quot;name&quot;:&quot;U15&quot;, &quot;section&quot;:&quot;Girls Europa League&quot;, &quot;group&quot;:&quot;2&quot;},&quot;tag&quot;:&quot;5&quot;, &quot;homeTeam&quot;:&quot;4th Group 1&quot;, &quot;awayTeam&quot;:&quot;3rd Group 1&quot;, &quot;homeTeamFrom&quot;:&quot;U15_Girls_G1_P4&quot;, &quot;awayTeamFrom&quot;:&quot;U15_Girls_G1_P3&quot;}" calcext:value-type="string">
            <text:p>{"__v":0,"index":23,"pitch":"7","competition":{"name":"U15", "section":"Girls Europa League", "group":"2"},"tag":"5", "homeTeam":"4th Group 1", "awayTeam":"3rd Group 1", "homeTeamFrom":"U15_Girls_G1_P4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table:formula="of:=AGE_GROUP &amp; &quot;_&quot; &amp;SECTION &amp; &quot;_G2_P4&quot;" office:value-type="string" office:string-value="U15_Girls_G2_P4" calcext:value-type="string">
            <text:p>U15_Girls_G2_P4</text:p>
          </table:table-cell>
          <table:table-cell table:style-name="ce9" table:formula="of:=AGE_GROUP &amp; &quot;_&quot; &amp;SECTION &amp; &quot;_G2_P3&quot;" office:value-type="string" office:string-value="U15_Girls_G2_P3" calcext:value-type="string">
            <text:p>U15_Girls_G2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5] &amp;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, &quot;&quot;homeTeamFrom&quot;&quot;:&quot;&quot;&quot; &amp; [.H25] &amp; &quot;&quot;&quot;, &quot;&quot;awayTeamFrom&quot;&quot;:&quot;&quot;&quot; &amp; [.I25] &amp; &quot;&quot;&quot;}&quot;" office:value-type="string" office:string-value="{&quot;__v&quot;:0,&quot;index&quot;:24,&quot;pitch&quot;:&quot;8&quot;,&quot;competition&quot;:{&quot;name&quot;:&quot;U15&quot;, &quot;section&quot;:&quot;Girls Europa League&quot;, &quot;group&quot;:&quot;2&quot;},&quot;tag&quot;:&quot;6&quot;, &quot;homeTeam&quot;:&quot;4th Group 2&quot;, &quot;awayTeam&quot;:&quot;3rd Group 2&quot;, &quot;homeTeamFrom&quot;:&quot;U15_Girls_G2_P4&quot;, &quot;awayTeamFrom&quot;:&quot;U15_Girls_G2_P3&quot;}" calcext:value-type="string">
            <text:p>{"__v":0,"index":24,"pitch":"8","competition":{"name":"U15", "section":"Girls Europa League", "group":"2"},"tag":"6", "homeTeam":"4th Group 2", "awayTeam":"3rd Group 2", "homeTeamFrom":"U15_Girls_G2_P4", "awayTeamFrom":"U15_Girls_G2_P3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3" table:number-rows-repeated="2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>
        <table:named-range table:name="AGE_GROUP" table:base-cell-address="$'TEAM NAMES'.$B$2" table:cell-range-address="$'TEAM NAMES'.$B$2"/>
        <table:named-range table:name="S2_SEC1" table:base-cell-address="$'TEAM NAMES'.$D$2" table:cell-range-address="$'TEAM NAMES'.$D$2"/>
        <table:named-range table:name="S2_SEC2" table:base-cell-address="$'TEAM NAMES'.$D$3" table:cell-range-address="$'TEAM NAMES'.$D$3"/>
        <table:named-range table:name="SECTION" table:base-cell-address="$'TEAM NAMES'.$B$2" table:cell-range-address="$'TEAM NAMES'.$B$3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P0" style:volatile="true">
      <number:text>£</number:text>
      <number:number number:decimal-places="0" loext:min-decimal-places="0" number:min-integer-digits="1" number:grouping="true"/>
    </number:number-style>
    <number:number-style style:name="N142">
      <number:text>-£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loext:min-decimal-places="2" number:min-integer-digits="1" number:grouping="true"/>
    </number:number-style>
    <number:number-style style:name="N144">
      <number:text>-£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loext:min-decimal-places="2" number:min-integer-digits="1" number:grouping="true"/>
    </number:number-style>
    <number:number-style style:name="N14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8:12:16.754528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6-04-10T19:07:27.391255620</dc:date>
    <meta:generator>LibreOffice/5.0.5.2$Linux_X86_64 LibreOffice_project/00m0$Build-2</meta:generator>
    <meta:editing-duration>P1DT8H18M34S</meta:editing-duration>
    <meta:editing-cycles>36</meta:editing-cycles>
    <meta:document-statistic meta:table-count="6" meta:cell-count="1699" meta:object-count="0"/>
  </office:meta>
</office:document-meta>
</file>